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A9A64768.png"/>
  <manifest:file-entry manifest:media-type="image/png" manifest:full-path="Pictures/100000000000000E0000000CE0AB8D0C.png"/>
  <manifest:file-entry manifest:media-type="image/png" manifest:full-path="Pictures/10000000000000640000003E9CCDC7F5.png"/>
  <manifest:file-entry manifest:media-type="image/png" manifest:full-path="Pictures/100002000000000C0000000C6E03D409.png"/>
  <manifest:file-entry manifest:media-type="image/png" manifest:full-path="Pictures/100002000000000C0000000CDA1F23FC.png"/>
  <manifest:file-entry manifest:media-type="image/png" manifest:full-path="Pictures/10000200000001F40000013591C1E033.png"/>
  <manifest:file-entry manifest:media-type="image/png" manifest:full-path="Pictures/10000200000002D00000021CC4A22845.png"/>
  <manifest:file-entry manifest:media-type="image/png" manifest:full-path="Pictures/100002000000000C0000000C59B9C3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5.071cm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6.085cm" fo:padding-top="0.13cm" fo:padding-bottom="0.13cm" fo:padding-left="0.25cm" fo:padding-right="0.25cm" fo:wrap-option="wrap"/>
    </style:style>
    <style:style style:name="pr1" style:family="presentation" style:parent-style-name="SP_5f_Mod_5f_Titre_5f_1-title">
      <style:graphic-properties draw:stroke="none" draw:fill="none" draw:fill-color="#ffffff" draw:textarea-horizontal-align="justify" draw:textarea-vertical-align="middle" draw:auto-grow-height="true" draw:auto-grow-width="false" fo:min-height="1.97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P_5f_Mod_5f_Titre_5f_1-subtitle">
      <style:graphic-properties draw:stroke="none" draw:fill="none" draw:fill-color="#ffffff" draw:textarea-horizontal-align="justify" draw:textarea-vertical-align="top" draw:auto-grow-height="true" draw:auto-grow-width="false" fo:min-height="1.14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P_5f_Mod_5f_Titre_5f_1-notes">
      <style:graphic-properties draw:stroke="none" draw:fill="none" draw:fill-color="#ffffff" draw:auto-grow-height="true" fo:min-height="12.339cm"/>
    </style:style>
    <style:style style:name="pr4" style:family="presentation" style:parent-style-name="SP_5f_Mod_5f_Titre_5f_2-title">
      <style:graphic-properties draw:stroke="none" draw:fill="none" draw:fill-color="#ffffff" draw:textarea-horizontal-align="justify" draw:textarea-vertical-align="middle" draw:auto-grow-height="true" draw:auto-grow-width="false" fo:min-height="3.12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P_5f_Mod_5f_Titre_5f_2-outline1">
      <style:graphic-properties draw:stroke="none" draw:fill="none" draw:fill-color="#ffffff" fo:min-height="2.855cm" draw:shadow-color="#808080"/>
    </style:style>
    <style:style style:name="pr6" style:family="presentation" style:parent-style-name="SP_5f_Mod_5f_Titre_5f_2-notes">
      <style:graphic-properties draw:stroke="none" draw:fill="none" draw:fill-color="#ffffff" draw:auto-grow-height="true" fo:min-height="12.339cm"/>
    </style:style>
    <style:style style:name="pr7" style:family="presentation" style:parent-style-name="SP_5f_Mod_5f_Standard_5f_Leger-title">
      <style:graphic-properties draw:auto-grow-height="true" fo:min-height="3.128cm"/>
    </style:style>
    <style:style style:name="pr8" style:family="presentation" style:parent-style-name="SP_5f_Mod_5f_Standard_5f_Leger-outline1">
      <style:graphic-properties fo:min-height="11.059cm"/>
    </style:style>
    <style:style style:name="pr9" style:family="presentation" style:parent-style-name="SP_5f_Mod_5f_Standard_5f_Leger-notes">
      <style:graphic-properties draw:fill-color="#ffffff" draw:auto-grow-height="true" fo:min-height="12.339cm"/>
    </style:style>
    <style:style style:name="pr10" style:family="presentation" style:parent-style-name="SP_5f_Mod_5f_Standard_5f_Leger-title">
      <style:graphic-properties draw:stroke="none" draw:fill="none" draw:fill-color="#ffffff" draw:textarea-horizontal-align="justify" draw:textarea-vertical-align="middle" draw:auto-grow-height="true" draw:auto-grow-width="false" fo:min-height="3.128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SP_5f_Mod_5f_Standard_5f_Leger-outline1" style:list-style-name="L2">
      <style:graphic-properties draw:stroke="none" draw:fill="none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SP_5f_Mod_5f_Standard_5f_Leger-notes">
      <style:graphic-properties draw:stroke="none" draw:fill="none" draw:fill-color="#ffffff" draw:auto-grow-height="true" fo:min-height="12.339cm"/>
    </style:style>
    <style:style style:name="pr13" style:family="presentation" style:parent-style-name="SP_5f_Mod_5f_Standard_5f_Details-title">
      <style:graphic-properties draw:auto-grow-height="true" fo:min-height="3.128cm"/>
    </style:style>
    <style:style style:name="pr14" style:family="presentation" style:parent-style-name="SP_5f_Mod_5f_Standard_5f_Details-outline1">
      <style:graphic-properties fo:min-height="12.583cm"/>
    </style:style>
    <style:style style:name="pr15" style:family="presentation" style:parent-style-name="SP_5f_Mod_5f_Standard_5f_Details-notes">
      <style:graphic-properties draw:fill-color="#ffffff" draw:auto-grow-height="true" fo:min-height="12.339cm"/>
    </style:style>
    <style:style style:name="pr16" style:family="presentation" style:parent-style-name="SP_5f_Mod_5f_Standard_5f_Details-outline1">
      <style:graphic-properties draw:fit-to-size="false" fo:min-height="11.059cm"/>
    </style:style>
    <style:style style:name="pr17" style:family="presentation" style:parent-style-name="SP_5f_Mod_5f_Standard_5f_Details-outline1">
      <style:graphic-properties draw:fit-to-size="false" fo:min-height="12.583cm"/>
    </style:style>
    <style:style style:name="pr18" style:family="presentation" style:parent-style-name="SP_5f_Mod_5f_Standard_5f_Details-outline1">
      <style:graphic-properties draw:fit-to-size="false" fo:min-height="10.79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6" style:family="paragraph">
      <style:paragraph-properties fo:margin-left="0.948cm" fo:margin-right="0cm" fo:margin-top="0.211cm" fo:margin-bottom="0cm" fo:text-indent="-0.948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style:paragraph-properties fo:margin-left="8.92cm" fo:margin-right="0cm" fo:margin-top="0.211cm" fo:margin-bottom="0cm" fo:line-height="100%" fo:text-align="center" fo:text-indent="-8.916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4" style:family="paragraph">
      <style:paragraph-properties fo:margin-left="0.952cm" fo:margin-right="0cm" fo:margin-top="0.211cm" fo:margin-bottom="0cm" fo:line-height="100%" fo:text-align="center" fo:text-indent="-0.948cm" style:punctuation-wrap="hanging" style:line-break="stric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7" style:family="paragraph">
      <style:paragraph-properties fo:margin-left="0.952cm" fo:margin-right="0cm" fo:margin-top="0.211cm" fo:margin-bottom="0cm" fo:line-height="100%" fo:text-align="center" fo:text-indent="-0.948cm" style:punctuation-wrap="hanging" style:line-break="strict" style:writing-mode="lr-tb" style:font-independent-line-spacing="true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line-height="100%"/>
    </style:style>
    <style:style style:name="P20" style:family="paragraph">
      <style:paragraph-properties fo:margin-left="0cm" fo:margin-right="0cm" fo:line-height="100%" fo:text-indent="0cm" style:writing-mode="lr-tb" style:font-independent-line-spacing="true"/>
      <style:text-properties fo:font-size="8pt" style:font-size-asian="8pt" style:font-size-complex="8pt"/>
    </style:style>
    <style:style style:name="T1" style:family="text">
      <style:text-properties fo:color="#ffffff" fo:language="fr" fo:country="FR"/>
    </style:style>
    <style:style style:name="T2" style:family="text">
      <style:text-properties fo:language="fr" fo:country="FR"/>
    </style:style>
    <style:style style:name="T3" style:family="text">
      <style:text-properties fo:color="#ffffff" fo:font-family="Verdana" style:font-family-generic="swiss" style:font-pitch="variable" fo:font-size="34pt" fo:language="fr" fo:country="FR" fo:font-weight="bold" style:font-size-asian="34pt" style:font-weight-asian="bold" style:font-size-complex="34pt" style:font-weight-complex="bold"/>
    </style:style>
    <style:style style:name="T4" style:family="text">
      <style:text-properties fo:color="#ffffff" fo:font-size="14pt" fo:language="fr" fo:country="FR" style:font-size-asian="14pt" style:font-size-complex="14pt"/>
    </style:style>
    <style:style style:name="T5" style:family="text">
      <style:text-properties fo:color="#c0c0c0" fo:font-family="Verdana" style:font-family-generic="swiss" style:font-pitch="variable" fo:language="fr" fo:country="FR" fo:font-weight="bold" style:font-weight-asian="bold" style:font-weight-complex="bold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font-size="15pt" fo:language="fr" fo:country="FR" fo:font-style="italic" style:font-size-asian="15pt" style:font-style-asian="italic" style:font-size-complex="15pt" style:font-style-complex="italic"/>
    </style:style>
    <style:style style:name="T9" style:family="text">
      <style:text-properties fo:font-size="14pt" fo:language="fr" fo:country="FR" fo:font-style="italic" style:font-size-asian="14pt" style:font-style-asian="italic" style:font-size-complex="14pt" style:font-style-complex="italic"/>
    </style:style>
    <style:style style:name="T10" style:family="text">
      <style:text-properties fo:color="#355e00" fo:font-size="14pt" fo:language="fr" fo:country="FR" fo:font-style="italic" style:font-size-asian="14pt" style:font-style-asian="italic" style:font-size-complex="14pt" style:font-style-complex="italic"/>
    </style:style>
    <style:style style:name="T11" style:family="text">
      <style:text-properties fo:font-family="Verdana" style:font-family-generic="swiss" style:font-pitch="variable" fo:font-size="12pt" fo:language="fr" fo:country="FR" style:font-size-asian="12pt" style:font-size-complex="12pt"/>
    </style:style>
    <style:style style:name="T12" style:family="text">
      <style:text-properties fo:color="#008000" fo:font-family="Verdana" style:font-family-generic="swiss" style:font-pitch="variable"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4c4c4c"/>
    </style:style>
    <style:style style:name="T14" style:family="text">
      <style:text-properties fo:color="#355e00"/>
    </style:style>
    <style:style style:name="T15" style:family="text">
      <style:text-properties fo:color="#4c4c4c" fo:font-size="18pt" fo:language="fr" fo:country="FR" style:font-size-asian="18pt" style:font-size-complex="18pt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355e00" fo:language="fr" fo:country="FR"/>
    </style:style>
    <style:style style:name="T18" style:family="text">
      <style:text-properties fo:font-size="10pt" fo:language="fr" fo:country="FR" style:font-size-asian="10pt" style:font-size-complex="10pt"/>
    </style:style>
    <style:style style:name="T19" style:family="text">
      <style:text-properties fo:color="#c0c0c0" fo:font-family="Verdana" style:font-family-generic="swiss" style:font-pitch="variable" fo:font-size="24pt" fo:language="fr" fo:country="FR" fo:font-weight="bold" style:font-weight-asian="bold" style:font-weight-complex="bold"/>
    </style:style>
    <style:style style:name="T20" style:family="text">
      <style:text-properties fo:font-size="31.5pt" fo:language="fr" fo:country="FR" style:font-size-asian="31.5pt" style:font-size-complex="31.5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355e00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family="Verdana" style:font-family-generic="swiss" style:font-pitch="variable" fo:font-size="8pt" fo:language="fr" fo:country="FR" style:font-size-asian="8pt" style:font-size-complex="8pt"/>
    </style:style>
    <style:style style:name="T28" style:family="text">
      <style:text-properties fo:color="#355e00" fo:font-family="Verdana" style:font-family-generic="swiss" style:font-pitch="variable" fo:font-size="8pt" fo:language="fr" fo:country="FR" style:font-size-asian="8pt" style:font-size-complex="8pt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0000000000E0000000CE0AB8D0C.png" xlink:type="simple" xlink:show="embed" xlink:actuate="onLoad">
        <style:list-level-properties text:min-label-width="0.95cm" style:vertical-pos="middle" style:vertical-rel="line" fo:width="0.711cm" fo:height="0.61cm"/>
      </text:list-level-style-image>
      <text:list-level-style-image text:level="2" xlink:href="Pictures/100002000000000C0000000C6E03D409.png" xlink:type="simple" xlink:show="embed" xlink:actuate="onLoad">
        <style:list-level-properties text:space-before="1.27cm" text:min-label-width="0.79cm" style:vertical-pos="middle" style:vertical-rel="line" fo:width="0.711cm" fo:height="0.711cm"/>
      </text:list-level-style-image>
      <text:list-level-style-image text:level="3" xlink:href="Pictures/100002000000000F0000000FA9A64768.png" xlink:type="simple" xlink:show="embed" xlink:actuate="onLoad">
        <style:list-level-properties text:space-before="2.54cm" text:min-label-width="0.64cm" style:vertical-pos="middle" style:vertical-rel="line" fo:width="0.61cm" fo:height="0.61cm"/>
      </text:list-level-style-image>
      <text:list-level-style-image text:level="4" xlink:href="Pictures/100002000000000C0000000CDA1F23FC.png" xlink:type="simple" xlink:show="embed" xlink:actuate="onLoad">
        <style:list-level-properties text:space-before="3.81cm" text:min-label-width="0.635cm" style:vertical-pos="middle" style:vertical-rel="line" fo:width="0.406cm" fo:height="0.406cm"/>
      </text:list-level-style-image>
      <text:list-level-style-image text:level="5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6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7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8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9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10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image text:level="1" xlink:href="Pictures/100000000000000E0000000CE0AB8D0C.png" xlink:type="simple" xlink:show="embed" xlink:actuate="onLoad">
        <style:list-level-properties text:min-label-width="0.948cm" style:vertical-pos="middle" style:vertical-rel="line" fo:width="0.711cm" fo:height="0.6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00000000C0000000C6E03D409.png" xlink:type="simple" xlink:show="embed" xlink:actuate="onLoad">
        <style:list-level-properties text:space-before="1.27cm" text:min-label-width="0.789cm" style:vertical-pos="middle" style:vertical-rel="line" fo:width="0.711cm" fo:height="0.711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image text:level="1" xlink:href="Pictures/100000000000000E0000000CE0AB8D0C.png" xlink:type="simple" xlink:show="embed" xlink:actuate="onLoad">
        <style:list-level-properties text:min-label-width="0.952cm" style:vertical-pos="middle" style:vertical-rel="line" fo:width="0.711cm" fo:height="0.61cm"/>
      </text:list-level-style-image>
      <text:list-level-style-image text:level="2" xlink:href="Pictures/100002000000000C0000000C6E03D409.png" xlink:type="simple" xlink:show="embed" xlink:actuate="onLoad">
        <style:list-level-properties text:space-before="1.27cm" text:min-label-width="0.793cm" style:vertical-pos="middle" style:vertical-rel="line" fo:width="0.711cm" fo:height="0.711cm"/>
      </text:list-level-style-image>
      <text:list-level-style-image text:level="3" xlink:href="Pictures/100002000000000F0000000FA9A64768.png" xlink:type="simple" xlink:show="embed" xlink:actuate="onLoad">
        <style:list-level-properties text:space-before="2.54cm" text:min-label-width="0.635cm" style:vertical-pos="middle" style:vertical-rel="line" fo:width="0.61cm" fo:height="0.61cm"/>
      </text:list-level-style-image>
      <text:list-level-style-image text:level="4" xlink:href="Pictures/100002000000000C0000000CDA1F23FC.png" xlink:type="simple" xlink:show="embed" xlink:actuate="onLoad">
        <style:list-level-properties text:space-before="3.81cm" text:min-label-width="0.635cm" style:vertical-pos="middle" style:vertical-rel="line" fo:width="0.406cm" fo:height="0.406cm"/>
      </text:list-level-style-image>
      <text:list-level-style-image text:level="5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6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7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8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9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10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12-04-01</presentation:footer-decl>
      <draw:page draw:name="page1" draw:style-name="dp1" draw:master-page-name="SP_5f_Mod_5f_Titre_5f_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2.237cm" svg:x="1.901cm" svg:y="12.325cm" presentation:class="title" presentation:user-transformed="true">
          <draw:text-box>
            <text:list text:style-name="L1">
              <text:list-header>
                <text:p text:style-name="P1"><text:span text:style-name="T1">Formation Développeur</text:span></text:p>
              </text:list-header>
            </text:list>
          </draw:text-box>
        </draw:frame>
        <draw:frame presentation:style-name="pr2" draw:text-style-name="P2" draw:layer="layout" svg:width="17.78cm" svg:height="1.403cm" svg:x="7.62cm" svg:y="14.724cm" presentation:class="subtitle" presentation:user-transformed="true">
          <draw:text-box>
            <text:list text:style-name="L2">
              <text:list-header>
                <text:p text:style-name="P3"><text:span text:style-name="T2">2ème partie : le SDK</text:span></text:p>
              </text:list-header>
            </text:list>
          </draw:text-box>
        </draw:frame>
        <presentation:notes draw:style-name="dp2">
          <draw:page-thumbnail draw:style-name="gr1" draw:layer="layout" svg:width="13.71cm" svg:height="10.284cm" svg:x="2.5cm" svg:y="2.054cm" draw:page-number="1" presentation:class="page"/>
          <draw:frame presentation:style-name="pr3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2" draw:style-name="dp1" draw:master-page-name="SP_5f_Mod_5f_Titre_5f_2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9.685cm" svg:height="3.387cm" svg:x="3.496cm" svg:y="9.574cm" presentation:class="title" presentation:user-transformed="true">
          <draw:text-box>
            <text:list text:style-name="L1">
              <text:list-header>
                <text:p text:style-name="P4"><text:span text:style-name="T2">Objectifs de la formation</text:span></text:p>
              </text:list-header>
            </text:list>
          </draw:text-box>
        </draw:frame>
        <draw:frame presentation:style-name="pr5" draw:layer="layout" svg:width="19.16cm" svg:height="3.105cm" svg:x="3.7cm" svg:y="13.9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1cm" svg:height="10.284cm" svg:x="2.5cm" svg:y="2.054cm" draw:page-number="2" presentation:class="page"/>
          <draw:frame presentation:style-name="pr6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3" draw:style-name="dp1" draw:master-page-name="SP_5f_Mod_5f_Standard_5f_Leger" presentation:presentation-page-layout-name="AL2T1" presentation:use-footer-name="ftr1">
        <office:forms form:automatic-focus="false" form:apply-design-mode="false"/>
        <draw:frame presentation:style-name="pr7" draw:layer="layout" svg:width="19.685cm" svg:height="3.388cm" svg:x="3.496cm" svg:y="-0.001cm" presentation:class="title">
          <draw:text-box>
            <text:p>Introduction</text:p>
          </draw:text-box>
        </draw:frame>
        <draw:frame presentation:style-name="pr8" draw:layer="layout" svg:width="21.59cm" svg:height="11.309cm" svg:x="2.297cm" svg:y="4.524cm" presentation:class="outline">
          <draw:text-box>
            <text:list text:style-name="L3">
              <text:list-item>
                <text:p text:style-name="P4">Les besoins du développeur</text:p>
              </text:list-item>
            </text:list>
            <text:list text:style-name="L4">
              <text:list-item>
                <text:list>
                  <text:list-item>
                    <text:p text:style-name="P4">Minimum de connaissance sur l’intégration</text:p>
                  </text:list-item>
                  <text:list-item>
                    <text:p text:style-name="P4">Minimum de connaissance des APIs Silverpeas</text:p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Formation s’adressant à tout utilisateur ayant vocation à</text:p>
              </text:list-item>
            </text:list>
            <text:list text:style-name="L4">
              <text:list-item>
                <text:list>
                  <text:list-item>
                    <text:p text:style-name="P4">Développer une application Silverpeas</text:p>
                  </text:list-item>
                  <text:list-item>
                    <text:p text:style-name="P4">Intégrer une application dans Silverpeas</text:p>
                    <text:p text:style-name="P4"/>
                  </text:list-item>
                </text:list>
              </text:list-item>
            </text:list>
            <text:list text:style-name="L3">
              <text:list-item>
                <text:p text:style-name="P4">Objectifs de cette formation</text:p>
              </text:list-item>
            </text:list>
            <text:list text:style-name="L4">
              <text:list-item>
                <text:list>
                  <text:list-item>
                    <text:p text:style-name="P4">Installer et configurer un poste de développement</text:p>
                  </text:list-item>
                  <text:list-item>
                    <text:p text:style-name="P4">Comprendre le fonctionnement du SD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5cm" svg:y="2.054cm" draw:page-number="3" presentation:class="page"/>
          <draw:frame presentation:style-name="pr9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4" draw:style-name="dp1" draw:master-page-name="SP_5f_Mod_5f_Standard_5f_Leger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9.685cm" svg:height="3.388cm" svg:x="3.496cm" svg:y="-0.001cm" presentation:class="title" presentation:user-transformed="true">
          <draw:text-box>
            <text:list text:style-name="L1">
              <text:list-header>
                <text:p text:style-name="P1"><text:span text:style-name="T2">Plan</text:span></text:p>
              </text:list-header>
            </text:list>
          </draw:text-box>
        </draw:frame>
        <draw:frame presentation:style-name="pr11" draw:text-style-name="P6" draw:layer="layout" svg:width="21.59cm" svg:height="11.431cm" svg:x="2.297cm" svg:y="4.524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</text:list>
            <text:list text:style-name="L5">
              <text:list-item>
                <text:p><text:span text:style-name="T2">Installation d’un poste de développement</text:span></text:p>
                <text:p><text:span text:style-name="T2"/></text:p>
              </text:list-item>
              <text:list-item>
                <text:p text:style-name="P3"><text:span text:style-name="T2">Utilisation du SDK</text:span></text:p>
                <text:p text:style-name="P3"><text:span text:style-name="T2"/></text:p>
              </text:list-item>
              <text:list-item>
                <text:p text:style-name="P3"><text:span text:style-name="T2">Construire, déployer et démarrer Silverpeas</text:span></text:p>
                <text:p text:style-name="P3"><text:span text:style-name="T2"/></text:p>
              </text:list-item>
              <text:list-item>
                <text:p text:style-name="P3"><text:span text:style-name="T2">Étapes de réalisation d'une nouvelle application</text:span></text:p>
              </text:list-item>
            </text:list>
            <text:list text:style-name="L2">
              <text:list-header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71cm" svg:height="10.284cm" svg:x="2.5cm" svg:y="2.054cm" draw:page-number="4" presentation:class="page"/>
          <draw:frame presentation:style-name="pr12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5" draw:style-name="dp1" draw:master-page-name="SP_5f_Mod_5f_Titre_5f_2" presentation:use-footer-name="ftr1">
        <office:forms form:automatic-focus="false" form:apply-design-mode="false"/>
        <draw:custom-shape draw:style-name="gr2" draw:text-style-name="P2" draw:layer="layout" svg:width="21.59cm" svg:height="3.175cm" svg:x="2.117cm" svg:y="9.635cm">
          <text:list text:style-name="L1">
            <text:list-header>
              <text:p text:style-name="P7"><text:span text:style-name="T3">Install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2cm" svg:height="1.27cm" svg:x="1.905cm" svg:y="17.357cm">
          <text:list text:style-name="L6">
            <text:list-header>
              <text:p text:style-name="P4"><text:span text:style-name="T4"><presentation:date-time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8cm" svg:height="2.469cm" svg:x="3.81cm" svg:y="13.657cm">
          <text:list text:style-name="L7">
            <text:list-header>
              <text:p text:style-name="P8"><text:span text:style-name="T5">Installer et configurer un poste de développemen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1cm" svg:height="10.284cm" svg:x="2.5cm" svg:y="2.054cm" draw:page-number="5" presentation:class="page"/>
          <draw:frame presentation:style-name="pr6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6" draw:style-name="dp1" draw:master-page-name="SP_5f_Mod_5f_Standard_5f_Leger" presentation:presentation-page-layout-name="AL2T1" presentation:use-footer-name="ftr1">
        <office:forms form:automatic-focus="false" form:apply-design-mode="false"/>
        <draw:frame presentation:style-name="pr10" draw:text-style-name="P9" draw:layer="layout" svg:width="19.685cm" svg:height="3.388cm" svg:x="3.496cm" svg:y="-0.001cm" presentation:class="title">
          <draw:text-box>
            <text:list text:style-name="L1">
              <text:list-header>
                <text:p text:style-name="P1"><text:span text:style-name="T6">Installation </text:span><text:span text:style-name="T2"><text:line-break/></text:span><text:span text:style-name="T7">les pré-requis</text:span></text:p>
              </text:list-header>
            </text:list>
          </draw:text-box>
        </draw:frame>
        <draw:frame presentation:style-name="pr8" draw:layer="layout" svg:width="21.59cm" svg:height="11.309cm" svg:x="2.297cm" svg:y="4.524cm" presentation:class="outline">
          <draw:text-box>
            <text:list text:style-name="L5">
              <text:list-header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Les différentes parties à installer 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2">Le JDK (1.6.x)</text:span></text:p>
                  </text:list-item>
                  <text:list-item>
                    <text:p text:style-name="P10"><text:span text:style-name="T2">Apache Maven (3.0.x)</text:span></text:p>
                  </text:list-item>
                  <text:list-item>
                    <text:p text:style-name="P10"><text:span text:style-name="T2">Le serveur d’application Jboss (6.x)</text:span></text:p>
                  </text:list-item>
                  <text:list-item>
                    <text:p text:style-name="P10"><text:span text:style-name="T2">Base de données (ex : Postgresql 9.1.x)</text:span></text:p>
                  </text:list-item>
                </text:list>
              </text:list-item>
            </text:list>
            <text:p text:style-name="P4"><text:span text:style-name="T8"/></text:p>
            <text:p text:style-name="P11"><text:span text:style-name="T8">Avant de poursuivre, se référer aux paramétrages détaillés concernant ces pré-requis sur www.silverpeas.org :</text:span><text:span text:style-name="T9"><text:line-break/></text:span><text:span text:style-name="T10"><text:a xlink:href="http://www.silverpeas.org/docs/core/installation.html">http://www.silverpeas.org/docs/core/installation.html</text:a></text:span></text:p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71cm" svg:height="10.284cm" svg:x="2.5cm" svg:y="2.054cm" draw:page-number="6" presentation:class="page"/>
          <draw:frame presentation:style-name="pr12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7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layer="layout" svg:width="19.685cm" svg:height="3.388cm" svg:x="3.495cm" svg:y="0cm" presentation:class="title">
          <draw:text-box>
            <text:list text:style-name="L1">
              <text:list-header>
                <text:p><text:span text:style-name="T2">Installation</text:span><text:span text:style-name="T2"><text:line-break/></text:span><text:span text:style-name="T7">configurer Maven</text:span></text:p>
              </text:list-header>
            </text:list>
          </draw:text-box>
        </draw:frame>
        <draw:custom-shape draw:style-name="gr5" draw:text-style-name="P13" draw:layer="layout" svg:width="20.1cm" svg:height="5.331cm" svg:x="4.397cm" svg:y="11.723cm">
          <text:list text:style-name="L9">
            <text:list-header>
              <text:p text:style-name="P12"><text:span text:style-name="T11">...</text:span></text:p>
              <text:p text:style-name="P12"><text:span text:style-name="T11"><text:s text:c="2"/></text:span><text:span text:style-name="T11">&lt;mirrors&gt;</text:span></text:p>
              <text:p text:style-name="P12"><text:span text:style-name="T11"><text:s text:c="4"/></text:span><text:span text:style-name="T11">&lt;mirror&gt;</text:span></text:p>
              <text:p text:style-name="P12"><text:span text:style-name="T11"><text:s text:c="6"/></text:span><text:span text:style-name="T11">&lt;id&gt;Silverpeas Nexus&lt;/id&gt;</text:span></text:p>
              <text:p text:style-name="P12"><text:span text:style-name="T11"><text:s text:c="6"/></text:span><text:span text:style-name="T11">&lt;name&gt;Silverpeas Nexus Public Mirror&lt;/name&gt;</text:span></text:p>
              <text:p text:style-name="P12"><text:span text:style-name="T11"><text:s text:c="6"/></text:span><text:span text:style-name="T11">&lt;url&gt;</text:span><text:span text:style-name="T12">http://repository.silverpeas.org/nexus/content/groups/public</text:span><text:span text:style-name="T11">&lt;/url&gt;</text:span></text:p>
              <text:p text:style-name="P12"><text:span text:style-name="T11"><text:s text:c="6"/></text:span><text:span text:style-name="T11">&lt;mirrorOf&gt;central&lt;/mirrorOf&gt;</text:span></text:p>
              <text:p text:style-name="P12"><text:span text:style-name="T11"><text:s text:c="4"/></text:span><text:span text:style-name="T11">&lt;/mirror&gt;</text:span></text:p>
              <text:p text:style-name="P12"><text:span text:style-name="T11"><text:s text:c="2"/></text:span><text:span text:style-name="T11">&lt;/mirrors&gt;</text:span></text:p>
              <text:p text:style-name="P12"><text:span text:style-name="T11">..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4" draw:layer="layout" svg:width="21.59cm" svg:height="12.833cm" svg:x="2.296cm" svg:y="4.523cm" presentation:class="outline">
          <draw:text-box>
            <text:list text:style-name="L10">
              <text:list-item>
                <text:p text:style-name="P4">Un miroir (« Nexus ») permet d'accéder aux repositories de Silverpeas</text:p>
              </text:list-item>
            </text:list>
            <text:list text:style-name="L4">
              <text:list-item>
                <text:list>
                  <text:list-item>
                    <text:p text:style-name="P4">S'il n'existe pas, créer le répertoire « .m2 » à la racine de votre compte utilisateur (commande « mkdir .m2 » à exécuter dans « ~/ » pour Linux ou « %USERPROFILE% » pour Windows)</text:p>
                  </text:list-item>
                  <text:list-item>
                    <text:p text:style-name="P4">S'il n'existe pas, copier le fichier « settings.xml » contenu dans le répertoire « conf » de votre installation maven (%M2_HOME%/conf) dans le répertoire « .m2 » de votre compte utilisateur</text:p>
                  </text:list-item>
                  <text:list-item>
                    <text:p text:style-name="P4">Éditer le fichier « settings.xml » de votre compte utilisateur pour y ajouter le bloc XML suivant 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7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8" draw:style-name="dp1" draw:master-page-name="SP_5f_Mod_5f_Titre_5f_2" presentation:use-footer-name="ftr1">
        <office:forms form:automatic-focus="false" form:apply-design-mode="false"/>
        <draw:custom-shape draw:style-name="gr2" draw:text-style-name="P2" draw:layer="layout" svg:width="21.59cm" svg:height="3.175cm" svg:x="2.117cm" svg:y="9.926cm">
          <text:list text:style-name="L1">
            <text:list-header>
              <text:p text:style-name="P7"><text:span text:style-name="T3">Utilisation du SD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2cm" svg:height="1.27cm" svg:x="1.905cm" svg:y="17.357cm">
          <text:list text:style-name="L6">
            <text:list-header>
              <text:p text:style-name="P4"><text:span text:style-name="T4"><presentation:date-time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92cm" svg:height="1.27cm" svg:x="18.203cm" svg:y="17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8cm" svg:height="1.53cm" svg:x="3.81cm" svg:y="13.948cm">
          <text:list text:style-name="L7">
            <text:list-item>
              <text:p text:style-name="P14"><text:span text:style-name="T5">Maven Archetyp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1cm" svg:height="10.284cm" svg:x="2.5cm" svg:y="2.054cm" draw:page-number="8" presentation:class="page"/>
          <draw:frame presentation:style-name="pr6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9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19.685cm" svg:height="3.388cm" svg:x="3.495cm" svg:y="0cm" presentation:class="title">
          <draw:text-box>
            <text:p text:style-name="P1"><text:span text:style-name="T2">Utilisation du SDK</text:span><text:span text:style-name="T2"><text:line-break/></text:span><text:span text:style-name="T7">projet maven</text:span></text:p>
          </draw:text-box>
        </draw:frame>
        <draw:frame presentation:style-name="pr16" draw:layer="layout" svg:width="21.59cm" svg:height="11.876cm" svg:x="2.297cm" svg:y="4.524cm" presentation:class="outline" presentation:user-transformed="true">
          <draw:text-box>
            <text:list text:style-name="L10">
              <text:list-item>
                <text:p>Au niveau technique : « application » = « component » </text:p>
              </text:list-item>
              <text:list-item>
                <text:p>La création d'une application = la création d'un projet maven</text:p>
              </text:list-item>
              <text:list-item>
                <text:p>Utilisation du plugin « maven archetype » : utilitaire de gestion de catalogue de modèles de projet maven</text:p>
              </text:list-item>
              <text:list-item>
                <text:p>Un <text:span text:style-name="T13">catalogue</text:span> contenant le modèle d'une application Silverpeas est présent sur Nexus</text:p>
              </text:list-item>
              <text:list-item>
                <text:p>Commande maven :</text:p>
              </text:list-item>
            </text:list>
            <text:list text:style-name="L4">
              <text:list-item>
                <text:list>
                  <text:list-item>
                    <text:p>mvn archetype:generate -DarchetypeCatalog=[Emplacement du catalogue] -Dfilter=[Nom du modèle d'une application]</text:p>
                  </text:list-item>
                  <text:list-item>
                    <text:p>Emplacement du catalogue : <text:span text:style-name="T14"><text:a xlink:href="http://repository.silverpeas.org/nexus/content/groups/silverpeas">http://repository.silverpeas.org/nexus/content/groups/silverpeas</text:a></text:span></text:p>
                  </text:list-item>
                  <text:list-item>
                    <text:p>Nom du modèle d'une application = « groupId:artifactId » : <text:span text:style-name="T14">com.silverpeas.archetypes:jar-component-arche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9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0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19.685cm" svg:height="3.388cm" svg:x="3.495cm" svg:y="0cm" presentation:class="title">
          <draw:text-box>
            <text:p text:style-name="P1"><text:span text:style-name="T2">Utilisation du SDK</text:span><text:span text:style-name="T2"><text:line-break/></text:span><text:span text:style-name="T7">installation de Silverpeas (1/2)</text:span></text:p>
          </draw:text-box>
        </draw:frame>
        <draw:frame presentation:style-name="pr16" draw:layer="layout" svg:width="21.59cm" svg:height="12.833cm" svg:x="2.296cm" svg:y="4.523cm" presentation:class="outline">
          <draw:text-box>
            <text:list text:style-name="L10">
              <text:list-item>
                <text:p>Installer le package d'installation Silverpeas (projet appelé « assembly-sdk ») : Partie « Installation » de la page web <text:span text:style-name="T10"><text:a xlink:href="http://www.silverpeas.org/docs/core/installation.html">http://www.silverpeas.org/docs/core/installation.html</text:a></text:span></text:p>
                <text:p/>
              </text:list-item>
              <text:list-item>
                <text:p>La variable « %SILVERPEAS_HOME% » pointe sur le répertoire racine du package d'installation de Silverpeas</text:p>
                <text:p/>
              </text:list-item>
              <text:list-item>
                <text:p>Le répertoire « %SILVERPEAS_HOME%/bin » contient le pom.xml (descripteur maven) qui permet de définir les <text:span text:style-name="T15">applications additionnelles</text:span> à intégrer dans Silverpeas</text:p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0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1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19.685cm" svg:height="3.388cm" svg:x="3.495cm" svg:y="0cm" presentation:class="title">
          <draw:text-box>
            <text:p text:style-name="P1"><text:span text:style-name="T2">Utilisation du SDK</text:span><text:span text:style-name="T2"><text:line-break/></text:span><text:span text:style-name="T7">installation de Silverpeas (2/2)</text:span></text:p>
          </draw:text-box>
        </draw:frame>
        <draw:frame presentation:style-name="pr16" draw:layer="layout" svg:width="21.59cm" svg:height="12.833cm" svg:x="2.296cm" svg:y="4.523cm" presentation:class="outline" presentation:user-transformed="true">
          <draw:text-box>
            <text:list text:style-name="L10">
              <text:list-item>
                <text:p><text:span text:style-name="T2">La commande « mvn clean install » permet de préparer les éléments pour construire et déployer Silverpeas</text:span><text:span text:style-name="T2"><text:line-break/></text:span><text:span text:style-name="T16">→ à exécuter au niveau du « pom.xml », donc dans « %SILVERPEAS_HOME%/bin »</text:span><text:span text:style-name="T16"><text:line-break/></text:span><text:span text:style-name="T16">→ en résultat, les répertoires ci-dessous listés sont créés / mis à jour</text:span></text:p>
              </text:list-item>
            </text:list>
            <text:list text:style-name="L4">
              <text:list-item>
                <text:list>
                  <text:list-item>
                    <text:p><text:span text:style-name="T2">%SILVERPEAS_HOME%/</text:span><text:span text:style-name="T17">data</text:span><text:span text:style-name="T2"><text:line-break/></text:span><text:span text:style-name="T18">→ contient la structure de stockage des données (fichiers textes, images, ...)</text:span></text:p>
                  </text:list-item>
                  <text:list-item>
                    <text:p><text:span text:style-name="T2">%SILVERPEAS_HOME%/</text:span><text:span text:style-name="T17">dbRepository</text:span><text:span text:style-name="T2"><text:line-break/></text:span><text:span text:style-name="T18">→ contient les scripts de création ou de mise à jour de la base de données </text:span></text:p>
                  </text:list-item>
                  <text:list-item>
                    <text:p><text:span text:style-name="T2">%SILVERPEAS_HOME%/</text:span><text:span text:style-name="T17">initialize</text:span><text:span text:style-name="T2"><text:line-break/></text:span><text:span text:style-name="T18">→ contient les paramètres lus au démarrage de Silverpeas</text:span></text:p>
                  </text:list-item>
                  <text:list-item>
                    <text:p><text:span text:style-name="T2">%SILVERPEAS_HOME%/</text:span><text:span text:style-name="T17">properties</text:span><text:span text:style-name="T2"><text:line-break/></text:span><text:span text:style-name="T18">→ contient les paramètres généraux, notamment ceux permettant l'internationalisation (multi-langues)</text:span></text:p>
                  </text:list-item>
                  <text:list-item>
                    <text:p><text:span text:style-name="T2">%SILVERPEAS_HOME%/</text:span><text:span text:style-name="T17">repository</text:span><text:span text:style-name="T2"><text:line-break/></text:span><text:span text:style-name="T18">→ contient toutes les librairies java nécessaires à Silverpeas, dont celles des applications additionnelles</text:span></text:p>
                  </text:list-item>
                  <text:list-item>
                    <text:p><text:span text:style-name="T2">%SILVERPEAS_HOME%/</text:span><text:span text:style-name="T17">resources</text:span><text:span text:style-name="T2"><text:line-break/></text:span><text:span text:style-name="T18">→ contient les ressources statiques autres que les fichiers properties (principalement des fichiers XML)</text:span></text:p>
                  </text:list-item>
                  <text:list-item>
                    <text:p><text:span text:style-name="T2">%SILVERPEAS_HOME%/</text:span><text:span text:style-name="T17">silvertrace</text:span><text:span text:style-name="T2"><text:line-break/></text:span><text:span text:style-name="T18">→ contient les paramètres des « loggers »</text:span></text:p>
                  </text:list-item>
                  <text:list-item>
                    <text:p><text:span text:style-name="T2">%SILVERPEAS_HOME%/</text:span><text:span text:style-name="T17">xmlcomponents</text:span><text:span text:style-name="T2"><text:line-break/></text:span><text:span text:style-name="T18">→ contient les descripteurs d'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1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2" draw:style-name="dp1" draw:master-page-name="SP_5f_Mod_5f_Titre_5f_2" presentation:use-footer-name="ftr1">
        <office:forms form:automatic-focus="false" form:apply-design-mode="false"/>
        <draw:custom-shape draw:style-name="gr6" draw:text-style-name="P15" draw:layer="layout" svg:width="23.083cm" svg:height="3.175cm" svg:x="2.117cm" svg:y="9.637cm">
          <text:list text:style-name="L1">
            <text:list-header>
              <text:p text:style-name="P7"><text:span text:style-name="T3">Construire, déployer et démarrer Silverpe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5.292cm" svg:height="1.27cm" svg:x="1.905cm" svg:y="17.357cm">
          <text:list text:style-name="L6">
            <text:list-header>
              <text:p text:style-name="P4"><text:span text:style-name="T4"><presentation:date-time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7.78cm" svg:height="1.266cm" svg:x="7.62cm" svg:y="13.326cm">
          <text:list text:style-name="L7">
            <text:list-header>
              <text:p text:style-name="P14"><text:span text:style-name="T19">Princip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1cm" svg:height="10.284cm" svg:x="2.5cm" svg:y="2.054cm" draw:page-number="12" presentation:class="page"/>
          <draw:frame presentation:style-name="pr6" draw:text-style-name="P18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13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5.4cm" svg:height="3.388cm" svg:x="0cm" svg:y="0cm" presentation:class="title" presentation:user-transformed="true">
          <draw:text-box>
            <text:p text:style-name="P1"><text:span text:style-name="T20">Construire, déployer et démarrer Silverpeas</text:span><text:span text:style-name="T2"><text:line-break/></text:span><text:span text:style-name="T7">Construction et déploiement</text:span></text:p>
          </draw:text-box>
        </draw:frame>
        <draw:frame presentation:style-name="pr16" draw:layer="layout" svg:width="21.59cm" svg:height="12.833cm" svg:x="2.296cm" svg:y="4.523cm" presentation:class="outline" presentation:user-transformed="true">
          <draw:text-box>
            <text:list text:style-name="L10">
              <text:list-item>
                <text:p>Éléments de la configuration de Silverpeas<text:line-break/><text:span text:style-name="T21">→ dans « %SILVERPEAS_HOME%/setup/settings »</text:span><text:span text:style-name="T21"><text:line-break/></text:span><text:span text:style-name="T21">→ par exemple, la configuration de la connexion à la base de données</text:span></text:p>
              </text:list-item>
              <text:list-item>
                <text:p>Outils nécessaires à la construction de Silverpeas :<text:line-break/><text:span text:style-name="T21">→ dans « %SILVERPEAS_HOME%/bin »</text:span><text:span text:style-name="T21"><text:line-break/></text:span><text:span text:style-name="T21">→ ces outils doivent toujours être exécutés dans l'ordre ci-dessous indiqué</text:span></text:p>
              </text:list-item>
            </text:list>
            <text:list text:style-name="L4">
              <text:list-item>
                <text:list>
                  <text:list-item>
                    <text:p><text:span text:style-name="T14">appBuilder</text:span> : en charge de créer le conteneur « silverpeas.ear » à partir des éléments préparés par le package d'installation <text:line-break/><text:span text:style-name="T22">→ utilise la variable d'environnement : « %SILVERPEAS_HOME% »</text:span></text:p>
                  </text:list-item>
                  <text:list-item>
                    <text:p><text:span text:style-name="T14">SilverpeasSettings</text:span> : en charge de paramétrer JBoss et de déposer sur le serveur le conteneur « silverpeas.ear »<text:line-break/><text:span text:style-name="T22">→ utilise la variable d'environnement : « %SILVERPEAS_HOME% et %JBOSS_HOME% »</text:span></text:p>
                  </text:list-item>
                  <text:list-item>
                    <text:p><text:span text:style-name="T14">dbBuilder</text:span> : en charge de créer/mettre à jour les éléments dans la base de données (tables, données, droits …)<text:line-break/><text:span text:style-name="T22">→ utilise la variable d'environnement : « %SILVERPEAS_HOME% »</text:span></text:p>
                  </text:list-item>
                </text:list>
              </text:list-item>
            </text:list>
            <text:list text:style-name="L10">
              <text:list-item>
                <text:p>Résultat de la construction de Silverpeas<text:line-break/><text:span text:style-name="T21">→ dans « %SILVERPEAS_HOME%/jar »</text:span></text:p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3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4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25.4cm" svg:height="3.388cm" svg:x="0cm" svg:y="0cm" presentation:class="title" presentation:user-transformed="true">
          <draw:text-box>
            <text:p text:style-name="P1"><text:span text:style-name="T20">Construire, déployer et démarrer Silverpeas</text:span><text:span text:style-name="T2"><text:line-break/></text:span><text:span text:style-name="T7">JBoss</text:span></text:p>
          </draw:text-box>
        </draw:frame>
        <draw:frame presentation:style-name="pr17" draw:layer="layout" svg:width="21.59cm" svg:height="12.833cm" svg:x="2.296cm" svg:y="4.523cm" presentation:class="outline">
          <draw:text-box>
            <text:list text:style-name="L10">
              <text:list-item>
                <text:p>Le répertoire « %SILVERPEAS_HOME%/bin » contient aussi les routines de gestion du serveur JBoss</text:p>
              </text:list-item>
            </text:list>
            <text:list text:style-name="L4">
              <text:list-item>
                <text:list>
                  <text:list-item>
                    <text:p><text:span text:style-name="T14">silverpeas_start_jboss</text:span> : démarre le serveur JBoss<text:span text:style-name="T22"><text:line-break/></text:span><text:span text:style-name="T22">→ port d'écoute des requêtes HTTP : 8000</text:span><text:span text:style-name="T22"><text:line-break/></text:span><text:span text:style-name="T22">→ une fois le serveur JBoss démarré : localhost:8000/silverpeas/</text:span></text:p>
                  </text:list-item>
                  <text:list-item>
                    <text:p><text:span text:style-name="T14">silverpeas_stop_jboss</text:span> : stoppe le serveur JBoss</text:p>
                  </text:list-item>
                  <text:list-item>
                    <text:p><text:span text:style-name="T14">silverpeas_debug_jboss</text:span> : démarre le serveur JBoss en mode DEBUG<text:line-break/><text:span text:style-name="T22">→ port du mode DEBUG : 5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4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5" draw:style-name="dp1" draw:master-page-name="SP_5f_Mod_5f_Titre_5f_2" presentation:use-footer-name="ftr1">
        <office:forms form:automatic-focus="false" form:apply-design-mode="false"/>
        <draw:custom-shape draw:style-name="gr2" draw:text-style-name="P2" draw:layer="layout" svg:width="21.59cm" svg:height="3.175cm" svg:x="2.54cm" svg:y="10.323cm">
          <text:list text:style-name="L1">
            <text:list-header>
              <text:p text:style-name="P7"><text:span text:style-name="T3">Réaliser une nouvelle 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2cm" svg:height="1.27cm" svg:x="1.905cm" svg:y="17.357cm">
          <text:list text:style-name="L6">
            <text:list-header>
              <text:p text:style-name="P4"><text:span text:style-name="T4"><presentation:date-time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78cm" svg:height="1.98cm" svg:x="7.62cm" svg:y="14.526cm">
          <text:list text:style-name="L7">
            <text:list-header>
              <text:p text:style-name="P14"><text:span text:style-name="T5">Les différentes étap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1cm" svg:height="10.284cm" svg:x="2.5cm" svg:y="2.054cm" draw:page-number="15" presentation:class="page"/>
          <draw:frame presentation:style-name="pr6" draw:layer="layout" svg:width="13.719cm" svg:height="12.339cm" svg:x="2.495cm" svg:y="13.022cm" presentation:class="notes" presentation:placeholder="true">
            <draw:text-box/>
          </draw:frame>
        </presentation:notes>
      </draw:page>
      <draw:page draw:name="page16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19.685cm" svg:height="3.388cm" svg:x="3.495cm" svg:y="0cm" presentation:class="title">
          <draw:text-box>
            <text:p text:style-name="P1"><text:span text:style-name="T2">Réaliser une nouvelle application </text:span><text:span text:style-name="T7">génération du projet maven</text:span></text:p>
          </draw:text-box>
        </draw:frame>
        <draw:frame presentation:style-name="pr17" draw:layer="layout" svg:width="22.704cm" svg:height="13.877cm" svg:x="2.296cm" svg:y="4.523cm" presentation:class="outline" presentation:user-transformed="true">
          <draw:text-box>
            <text:list text:style-name="L10">
              <text:list-item>
                <text:p>Illustrations autour de l'application « MyFirstApp »</text:p>
                <text:p><text:span text:style-name="T22"><text:s/></text:span></text:p>
              </text:list-item>
              <text:list-item>
                <text:p text:style-name="P19"><text:span text:style-name="T23">Exécuter</text:span> la commande :<text:line-break/><text:span text:style-name="T21">mvn archetype:generate</text:span> <text:span text:style-name="T21">-DarchetypeCatalog=http://repository.silverpeas.org/nexus/content/groups/silverpeas -Dfilter=com.silverpeas.archetypes:jar-component-archetype</text:span></text:p>
                <text:p text:style-name="P19"><text:span text:style-name="T22"><text:s/></text:span></text:p>
              </text:list-item>
              <text:list-item>
                <text:p text:style-name="P19">Sélectionner l'archetype proposé</text:p>
                <text:p text:style-name="P19"><text:span text:style-name="T22"><text:s/></text:span></text:p>
              </text:list-item>
              <text:list-item>
                <text:p text:style-name="P19">Les paramètres sont les suivants :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24">groupId</text:span><text:span text:style-name="T25"> : </text:span><text:span text:style-name="T26">« com.silverpeas.components » (toujours renseigner ce groupe)</text:span></text:p>
                  </text:list-item>
                  <text:list-item>
                    <text:p><text:span text:style-name="T14">artifactId</text:span><text:span text:style-name="T25"> : </text:span><text:span text:style-name="T26">le nom de l'application (ex : « myFirstApp »)</text:span></text:p>
                  </text:list-item>
                  <text:list-item>
                    <text:p><text:span text:style-name="T14">version</text:span><text:span text:style-name="T25"> : </text:span><text:span text:style-name="T26">la version initiale (ne rien renseigner : valeur par défaut)</text:span></text:p>
                  </text:list-item>
                  <text:list-item>
                    <text:p><text:span text:style-name="T14">package</text:span><text:span text:style-name="T25"> : </text:span><text:span text:style-name="T26">le package Java de l'application (ex : « com.silverpeas.components.myfirstapp »)</text:span></text:p>
                  </text:list-item>
                  <text:list-item>
                    <text:p><text:span text:style-name="T14">SilverpeasVersion</text:span><text:span text:style-name="T25"> : </text:span><text:span text:style-name="T26">version ciblée de Silverpeas (ex : « 5.8.1 »)</text:span></text:p>
                  </text:list-item>
                  <text:list-item>
                    <text:p><text:span text:style-name="T14">ClassNamePrefix </text:span><text:span text:style-name="T25">: </text:span><text:span text:style-name="T26">le nom Java de l'application (ex : « MyFirstApp »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6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7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19.685cm" svg:height="3.388cm" svg:x="3.495cm" svg:y="0cm" presentation:class="title">
          <draw:text-box>
            <text:p text:style-name="P1"><text:span text:style-name="T2">Réaliser une nouvelle application</text:span><text:span text:style-name="T2"><text:line-break/></text:span><text:span text:style-name="T7">build du projet maven</text:span></text:p>
          </draw:text-box>
        </draw:frame>
        <draw:frame presentation:style-name="pr18" draw:layer="layout" svg:width="21.59cm" svg:height="12.833cm" svg:x="2.296cm" svg:y="4.523cm" presentation:class="outline">
          <draw:text-box>
            <text:list text:style-name="L10">
              <text:list-item>
                <text:p>Exécuter la commande à la racine du projet :<text:line-break/><text:span text:style-name="T21">mvn clean install</text:span></text:p>
                <text:p/>
                <text:p/>
              </text:list-item>
              <text:list-item>
                <text:p>En résultat, les trois sous-parties du projet sont créées/mises à jour dans le repository maven local</text:p>
              </text:list-item>
            </text:list>
            <text:list text:style-name="L4">
              <text:list-item>
                <text:list>
                  <text:list-item>
                    <text:p>MyFirstApp-<text:span text:style-name="T14">config</text:span></text:p>
                  </text:list-item>
                  <text:list-item>
                    <text:p>MyFirstApp-<text:span text:style-name="T14">jar</text:span></text:p>
                  </text:list-item>
                  <text:list-item>
                    <text:p>MyFirstApp-<text:span text:style-name="T14">war</text:span><text:line-break/><text:span text:style-name="T22">→ Emplacement dans le repository : « /com/silverpeas/components/myFirstApp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7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8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text-style-name="P1" draw:layer="layout" svg:width="19.685cm" svg:height="3.388cm" svg:x="3.495cm" svg:y="0cm" presentation:class="title">
          <draw:text-box>
            <text:p text:style-name="P1"><text:span text:style-name="T2">Réaliser une nouvelle application</text:span><text:span text:style-name="T2"><text:line-break/></text:span><text:span text:style-name="T7">package d'installation Silverpeas</text:span></text:p>
          </draw:text-box>
        </draw:frame>
        <draw:frame presentation:style-name="pr18" draw:layer="layout" svg:width="21.59cm" svg:height="12.833cm" svg:x="2.296cm" svg:y="4.523cm" presentation:class="outline" presentation:user-transformed="true">
          <draw:text-box>
            <text:list text:style-name="L10">
              <text:list-item>
                <text:p>Ajouter l'application dans la configuration du package d'installation Silverpeas (dépendances maven)<text:line-break/><text:span text:style-name="T21">→ <text:s/>édition de « %SILVERPEAS_HOME%/bin/pom.xml »</text:span></text:p>
              </text:list-item>
            </text:list>
            <text:list text:style-name="L4">
              <text:list-item>
                <text:list>
                  <text:list-item>
                    <text:p>Ajouter le module <text:span text:style-name="T14">config</text:span></text:p>
                  </text:list-item>
                  <text:list-item>
                    <text:p>Ajouter le module <text:span text:style-name="T14">jar</text:span></text:p>
                  </text:list-item>
                  <text:list-item>
                    <text:p>Ajouter le module <text:span text:style-name="T14">war</text:span></text:p>
                    <text:p/>
                    <text:p/>
                  </text:list-item>
                  <text:list-item>
                    <text:p>Pour « MyFirstApp » :</text:p>
                    <text:p/>
                    <text:p/>
                    <text:p/>
                  </text:list-item>
                </text:list>
              </text:list-item>
            </text:list>
            <text:list text:style-name="L10">
              <text:list-item>
                <text:p>Exécuter la commande :<text:line-break/><text:span text:style-name="T21">→ mvn clean install</text:span><text:span text:style-name="T21"><text:line-break/></text:span><text:span text:style-name="T21">→ à cette étape, tous les éléments nécessaires à la construction et au déploiement de Silverpeas sont préparés</text:span></text:p>
              </text:list-item>
            </text:list>
          </draw:text-box>
        </draw:frame>
        <draw:custom-shape draw:style-name="gr9" draw:text-style-name="P20" draw:layer="layout" svg:width="10.603cm" svg:height="6.345cm" svg:x="10.499cm" svg:y="8.624cm">
          <text:list text:style-name="L9">
            <text:list-item>
              <text:p text:style-name="P12"><text:span text:style-name="T27"><text:s text:c="4"/></text:span><text:span text:style-name="T27">&lt;dependency&gt;</text:span></text:p>
            </text:list-item>
            <text:list-item>
              <text:p text:style-name="P12"><text:span text:style-name="T27"><text:s text:c="6"/></text:span><text:span text:style-name="T27">&lt;groupId&gt;com.silverpeas.components.myFirstApp&lt;/groupId&gt;</text:span></text:p>
            </text:list-item>
            <text:list-item>
              <text:p text:style-name="P12"><text:span text:style-name="T27"><text:s text:c="6"/></text:span><text:span text:style-name="T27">&lt;artifactId&gt;myFirstApp-</text:span><text:span text:style-name="T28">config</text:span><text:span text:style-name="T27">&lt;/artifactId&gt;</text:span></text:p>
            </text:list-item>
            <text:list-item>
              <text:p text:style-name="P12"><text:span text:style-name="T27"><text:s text:c="6"/></text:span><text:span text:style-name="T27">&lt;version&gt;1.0-SNAPSHOT&lt;/version&gt;</text:span></text:p>
            </text:list-item>
            <text:list-item>
              <text:p text:style-name="P12"><text:span text:style-name="T27"><text:s text:c="6"/></text:span><text:span text:style-name="T27">&lt;classifier&gt;configuration&lt;/classifier&gt;</text:span></text:p>
            </text:list-item>
            <text:list-item>
              <text:p text:style-name="P12"><text:span text:style-name="T27"><text:s text:c="4"/></text:span><text:span text:style-name="T27">&lt;/dependency&gt;</text:span></text:p>
            </text:list-item>
            <text:list-item>
              <text:p text:style-name="P12"><text:span text:style-name="T27"><text:s text:c="4"/></text:span><text:span text:style-name="T27">&lt;dependency&gt;</text:span></text:p>
            </text:list-item>
            <text:list-item>
              <text:p text:style-name="P12"><text:span text:style-name="T27"><text:s text:c="6"/></text:span><text:span text:style-name="T27">&lt;groupId&gt;com.silverpeas.components.myFirstApp&lt;/groupId&gt;</text:span></text:p>
            </text:list-item>
            <text:list-item>
              <text:p text:style-name="P12"><text:span text:style-name="T27"><text:s text:c="6"/></text:span><text:span text:style-name="T27">&lt;artifactId&gt;myFirstApp-</text:span><text:span text:style-name="T28">jar</text:span><text:span text:style-name="T27">&lt;/artifactId&gt;</text:span></text:p>
            </text:list-item>
            <text:list-item>
              <text:p text:style-name="P12"><text:span text:style-name="T27"><text:s text:c="6"/></text:span><text:span text:style-name="T27">&lt;version&gt;1.0-SNAPSHOT&lt;/version&gt;</text:span></text:p>
            </text:list-item>
            <text:list-item>
              <text:p text:style-name="P12"><text:span text:style-name="T27"><text:s text:c="4"/></text:span><text:span text:style-name="T27">&lt;/dependency&gt;</text:span></text:p>
            </text:list-item>
            <text:list-item>
              <text:p text:style-name="P12"><text:span text:style-name="T27"><text:s text:c="4"/></text:span><text:span text:style-name="T27">&lt;dependency&gt;</text:span></text:p>
            </text:list-item>
            <text:list-item>
              <text:p text:style-name="P12"><text:span text:style-name="T27"><text:s text:c="6"/></text:span><text:span text:style-name="T27">&lt;groupId&gt;com.silverpeas.components.myFirstApp&lt;/groupId&gt;</text:span></text:p>
            </text:list-item>
            <text:list-item>
              <text:p text:style-name="P12"><text:span text:style-name="T27"><text:s text:c="6"/></text:span><text:span text:style-name="T27">&lt;artifactId&gt;myFirstApp-</text:span><text:span text:style-name="T28">war</text:span><text:span text:style-name="T27">&lt;/artifactId&gt;</text:span></text:p>
            </text:list-item>
            <text:list-item>
              <text:p text:style-name="P12"><text:span text:style-name="T27"><text:s text:c="6"/></text:span><text:span text:style-name="T27">&lt;type&gt;war&lt;/type&gt;</text:span></text:p>
            </text:list-item>
            <text:list-item>
              <text:p text:style-name="P12"><text:span text:style-name="T27"><text:s text:c="6"/></text:span><text:span text:style-name="T27">&lt;version&gt;1.0-SNAPSHOT&lt;/version&gt;</text:span></text:p>
            </text:list-item>
            <text:list-item>
              <text:p text:style-name="P12"><text:span text:style-name="T27"><text:s text:c="4"/></text:span><text:span text:style-name="T27">&lt;/dependency&gt;</text:span></text:p>
            </text:list-item>
            <text:list-item>
              <text:p text:style-name="P12"><text:span text:style-name="T27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1cm" svg:height="10.284cm" svg:x="2.499cm" svg:y="2.053cm" draw:page-number="18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draw:page draw:name="page19" draw:style-name="dp1" draw:master-page-name="SP_5f_Mod_5f_Standard_5f_Details" presentation:presentation-page-layout-name="AL2T1" presentation:use-footer-name="ftr1">
        <office:forms form:automatic-focus="false" form:apply-design-mode="false"/>
        <draw:frame presentation:style-name="pr13" draw:layer="layout" svg:width="19.685cm" svg:height="3.388cm" svg:x="3.495cm" svg:y="0cm" presentation:class="title" presentation:user-transformed="true">
          <draw:text-box>
            <text:list text:style-name="L1">
              <text:list-header>
                <text:p><text:span text:style-name="T2">Réaliser une nouvelle application </text:span><text:span text:style-name="T2"><text:line-break/></text:span><text:span text:style-name="T7">construire et déployer Silverpeas</text:span></text:p>
              </text:list-header>
            </text:list>
          </draw:text-box>
        </draw:frame>
        <draw:frame presentation:style-name="pr18" draw:layer="layout" svg:width="22.704cm" svg:height="12.833cm" svg:x="2.296cm" svg:y="4.523cm" presentation:class="outline" presentation:user-transformed="true">
          <draw:text-box>
            <text:list text:style-name="L10">
              <text:list-item>
                <text:p>Exécuter les outils dans l'ordre requis<text:line-break/><text:span text:style-name="T21">→ <text:s/>depuis « %SILVERPEAS_HOME%/bin</text:span></text:p>
              </text:list-item>
            </text:list>
            <text:list text:style-name="L4">
              <text:list-item>
                <text:list>
                  <text:list-item>
                    <text:p><text:span text:style-name="T14">appBuilder</text:span> : le conteneur « silverpeas.ear » est généré avec notamment l'intégration de l'application « MyFirstApp »<text:line-break/><text:span text:style-name="T22">→ %SILVERPEAS_HOME%/jar/silverpeas.ear/lib/myFirstApp-jar-1.0-SNAPSHOT.jar</text:span><text:span text:style-name="T22"><text:line-break/></text:span><text:span text:style-name="T22">→ %SILVERPEAS_HOME%/jar/silverpeas.ear/war-ic/MyFirstApp-war-1.0-SNAPSHOT.jar</text:span></text:p>
                  </text:list-item>
                  <text:list-item>
                    <text:p><text:span text:style-name="T14">SilverpeasSettings</text:span> : le serveur JBoss est paramétré et le conteneur « silverpeas.ear » est déployé sur le serveur<text:line-break/><text:span text:style-name="T22">→ %JBOSS_HOME%/server/default/deploy/silverpeas</text:span></text:p>
                  </text:list-item>
                  <text:list-item>
                    <text:p><text:span text:style-name="T14">dbBuilder</text:span> : la structure de la base de données utilisée par Silverpeas est créée ou mise à jour<text:span text:style-name="T22"><text:line-break/></text:span><text:span text:style-name="T22">→ vérifier le paramétrage de la connexion à la base de données dans :</text:span><text:span text:style-name="T22"><text:line-break/></text:span><text:span text:style-name="T22">« %SILVERPEAS_HOME%/setup/settings/config.xml » (config.properties à partir de Silverpeas 5.9)</text:span><text:span text:style-name="T22"><text:line-break/></text:span><text:span text:style-name="T22">→ lors de la première exécution, la totalité du paramétrage de la base de données est effectué</text:span><text:span text:style-name="T22"><text:line-break/></text:span><text:span text:style-name="T22">→ lors des prochaines exécutions, seules les nouveautés ou modifications sont intégrées dans la base de données</text:span></text:p>
                  </text:list-item>
                </text:list>
              </text:list-item>
            </text:list>
            <text:list text:style-name="L10">
              <text:list-item>
                <text:p>Démarrer le serveur JBoss<text:line-break/><text:span text:style-name="T21">→ via « %SILVERPEAS_HOME%/bin/silverpeas_start_jboss »</text:span></text:p>
              </text:list-item>
              <text:list-item>
                <text:p>Accéder à Silverpeas<text:span text:style-name="T29"><text:line-break/></text:span><text:span text:style-name="T29">→ </text:span><text:span text:style-name="T21">http://localhost:8000/silverpeas <text:s/>(Utilisateur et mot de passe : « SilverAdmin »)</text:span><text:span text:style-name="T21"><text:line-break/></text:span><text:span text:style-name="T21">→ dans la partie administration de Silverpeas, vérifier la possibilité d'ajouter l'application dans un espace ou sous-espace</text:span></text:p>
              </text:list-item>
            </text:list>
          </draw:text-box>
        </draw:frame>
        <presentation:notes draw:style-name="dp2">
          <draw:page-thumbnail draw:style-name="gr1" draw:layer="layout" svg:width="13.71cm" svg:height="10.284cm" svg:x="2.499cm" svg:y="2.053cm" draw:page-number="19" presentation:class="page"/>
          <draw:frame presentation:style-name="pr15" draw:layer="layout" svg:width="13.719cm" svg:height="12.339cm" svg:x="2.494cm" svg:y="13.02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ffff" draw:end-color="#000000" draw:start-intensity="100%" draw:end-intensity="100%" draw:angle="1930" draw:border="0%"/>
    <draw:gradient draw:name="Gradient_20_8" draw:display-name="Gradient 8" draw:style="axial" draw:start-color="#003b00" draw:end-color="#008000" draw:start-intensity="100%" draw:end-intensity="100%" draw:angle="3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_5f_Mod_5f_Titre_5f_1-background" style:display-name="SP_Mod_Titre_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P_5f_Mod_5f_Titre_5f_1-backgroundobjects" style:display-name="SP_Mod_Titr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_5f_Mod_5f_Titre_5f_1-notes" style:display-name="SP_Mod_Titre_1-notes" style:family="presentation">
      <style:graphic-properties draw:stroke="none" draw:fill="none">
        <text:list-style style:name="SP_5f_Mod_5f_Titre_5f_1-notes" style:display-name="SP_Mod_Titre_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5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5.8999996185303pt" style:font-style-asian="normal" style:font-weight-asian="normal" style:font-family-complex="Mangal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SP_5f_Mod_5f_Titre_5f_1-outline1" style:display-name="SP_Mod_Titre_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P_5f_Mod_5f_Titre_5f_1-outline1" style:display-name="SP_Mod_Titre_1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_5f_Mod_5f_Titre_5f_1-outline2" style:display-name="SP_Mod_Titre_1-outline2" style:family="presentation" style:parent-style-name="SP_5f_Mod_5f_Titre_5f_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P_5f_Mod_5f_Titre_5f_1-outline3" style:display-name="SP_Mod_Titre_1-outline3" style:family="presentation" style:parent-style-name="SP_5f_Mod_5f_Titre_5f_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P_5f_Mod_5f_Titre_5f_1-outline4" style:display-name="SP_Mod_Titre_1-outline4" style:family="presentation" style:parent-style-name="SP_5f_Mod_5f_Titre_5f_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P_5f_Mod_5f_Titre_5f_1-outline5" style:display-name="SP_Mod_Titre_1-outline5" style:family="presentation" style:parent-style-name="SP_5f_Mod_5f_Titre_5f_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P_5f_Mod_5f_Titre_5f_1-outline6" style:display-name="SP_Mod_Titre_1-outline6" style:family="presentation" style:parent-style-name="SP_5f_Mod_5f_Titre_5f_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P_5f_Mod_5f_Titre_5f_1-outline7" style:display-name="SP_Mod_Titre_1-outline7" style:family="presentation" style:parent-style-name="SP_5f_Mod_5f_Titre_5f_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P_5f_Mod_5f_Titre_5f_1-outline8" style:display-name="SP_Mod_Titre_1-outline8" style:family="presentation" style:parent-style-name="SP_5f_Mod_5f_Titre_5f_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P_5f_Mod_5f_Titre_5f_1-outline9" style:display-name="SP_Mod_Titre_1-outline9" style:family="presentation" style:parent-style-name="SP_5f_Mod_5f_Titre_5f_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P_5f_Mod_5f_Titre_5f_1-subtitle" style:display-name="SP_Mod_Titre_1-subtitle" style:family="presentation">
      <style:graphic-properties draw:stroke="none" draw:fill="none" draw:textarea-vertical-align="middle">
        <text:list-style style:name="SP_5f_Mod_5f_Titre_5f_1-subtitle" style:display-name="SP_Mod_Titre_1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_5f_Mod_5f_Titre_5f_1-title" style:display-name="SP_Mod_Titre_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P_5f_Mod_5f_Titre_5f_1-title" style:display-name="SP_Mod_Titre_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P_5f_Mod_5f_Titre_5f_2-background" style:display-name="SP_Mod_Titre_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P_5f_Mod_5f_Titre_5f_2-backgroundobjects" style:display-name="SP_Mod_Titr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_5f_Mod_5f_Titre_5f_2-notes" style:display-name="SP_Mod_Titre_2-notes" style:family="presentation">
      <style:graphic-properties draw:stroke="none" draw:fill="none">
        <text:list-style style:name="SP_5f_Mod_5f_Titre_5f_2-notes" style:display-name="SP_Mod_Titre_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5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5.8999996185303pt" style:font-style-asian="normal" style:font-weight-asian="normal" style:font-family-complex="Mangal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SP_5f_Mod_5f_Titre_5f_2-outline1" style:display-name="SP_Mod_Titre_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P_5f_Mod_5f_Titre_5f_2-outline1" style:display-name="SP_Mod_Titre_2-outline1">
          <text:list-level-style-number text:level="1" style:num-format="">
            <style:list-level-properties/>
            <style:text-properties fo:color="#c0c0c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c0c0c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c0c0c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c0c0c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c0c0c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c0c0c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c0c0c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end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c0c0c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_5f_Mod_5f_Titre_5f_2-outline2" style:display-name="SP_Mod_Titre_2-outline2" style:family="presentation" style:parent-style-name="SP_5f_Mod_5f_Titre_5f_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SP_5f_Mod_5f_Titre_5f_2-outline3" style:display-name="SP_Mod_Titre_2-outline3" style:family="presentation" style:parent-style-name="SP_5f_Mod_5f_Titre_5f_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P_5f_Mod_5f_Titre_5f_2-outline4" style:display-name="SP_Mod_Titre_2-outline4" style:family="presentation" style:parent-style-name="SP_5f_Mod_5f_Titre_5f_2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Titre_5f_2-outline5" style:display-name="SP_Mod_Titre_2-outline5" style:family="presentation" style:parent-style-name="SP_5f_Mod_5f_Titre_5f_2-outline4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Titre_5f_2-outline6" style:display-name="SP_Mod_Titre_2-outline6" style:family="presentation" style:parent-style-name="SP_5f_Mod_5f_Titre_5f_2-outline5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Titre_5f_2-outline7" style:display-name="SP_Mod_Titre_2-outline7" style:family="presentation" style:parent-style-name="SP_5f_Mod_5f_Titre_5f_2-outline6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Titre_5f_2-outline8" style:display-name="SP_Mod_Titre_2-outline8" style:family="presentation" style:parent-style-name="SP_5f_Mod_5f_Titre_5f_2-outline7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Titre_5f_2-outline9" style:display-name="SP_Mod_Titre_2-outline9" style:family="presentation" style:parent-style-name="SP_5f_Mod_5f_Titre_5f_2-outline8">
      <style:paragraph-properties fo:margin-left="5.71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Titre_5f_2-subtitle" style:display-name="SP_Mod_Titre_2-subtitle" style:family="presentation">
      <style:graphic-properties draw:stroke="none" draw:fill="none" draw:textarea-vertical-align="middle">
        <text:list-style style:name="SP_5f_Mod_5f_Titre_5f_2-subtitle" style:display-name="SP_Mod_Titre_2-subtitle">
          <text:list-level-style-number text:level="1" style:num-format="">
            <style:list-level-properties/>
            <style:text-properties fo:color="#c0c0c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c0c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P_5f_Mod_5f_Titre_5f_2-title" style:display-name="SP_Mod_Titre_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P_5f_Mod_5f_Titre_5f_2-title" style:display-name="SP_Mod_Titre_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_5f_Mod_5f_Standard_5f_Leger-background" style:display-name="SP_Mod_Standard_Leger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P_5f_Mod_5f_Standard_5f_Leger-backgroundobjects" style:display-name="SP_Mod_Standard_Leger-backgroundobjects" style:family="presentation">
      <style:graphic-properties draw:textarea-horizontal-align="justify" draw:shadow="hidden" draw:shadow-offset-x="0.2cm" draw:shadow-offset-y="0.2cm" draw:shadow-color="#808080">
        <text:list-style style:name="SP_5f_Mod_5f_Standard_5f_Leger-backgroundobjects" style:display-name="SP_Mod_Standard_Lege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P_5f_Mod_5f_Standard_5f_Leger-notes" style:display-name="SP_Mod_Standard_Leger-notes" style:family="presentation">
      <style:graphic-properties draw:stroke="none" draw:fill="none">
        <text:list-style style:name="SP_5f_Mod_5f_Standard_5f_Leger-notes" style:display-name="SP_Mod_Standard_Lege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5.8999996185303pt" fo:font-style="normal" fo:text-shadow="none" style:text-underline-style="none" fo:font-weight="normal" style:font-family-asian="'Microsoft YaHei'" style:font-family-generic-asian="system" style:font-pitch-asian="variable" style:font-size-asian="25.8999996185303pt" style:font-style-asian="normal" style:font-weight-asian="normal" style:font-family-complex="Mangal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SP_5f_Mod_5f_Standard_5f_Leger-outline1" style:display-name="SP_Mod_Standard_Leger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P_5f_Mod_5f_Standard_5f_Leger-outline1" style:display-name="SP_Mod_Standard_Leger-outline1">
          <text:list-level-style-image text:level="1" xlink:href="Pictures/100000000000000E0000000CE0AB8D0C.png" xlink:type="simple" xlink:show="embed" xlink:actuate="onLoad">
            <style:list-level-properties text:min-label-width="0.95cm" style:vertical-pos="middle" style:vertical-rel="line" fo:width="0.711cm" fo:height="0.61cm"/>
          </text:list-level-style-image>
          <text:list-level-style-image text:level="2" xlink:href="Pictures/100002000000000C0000000C6E03D409.png" xlink:type="simple" xlink:show="embed" xlink:actuate="onLoad">
            <style:list-level-properties text:space-before="1.27cm" text:min-label-width="0.79cm" style:vertical-pos="middle" style:vertical-rel="line" fo:width="0.711cm" fo:height="0.711cm"/>
          </text:list-level-style-image>
          <text:list-level-style-image text:level="3" xlink:href="Pictures/100002000000000F0000000FA9A64768.png" xlink:type="simple" xlink:show="embed" xlink:actuate="onLoad">
            <style:list-level-properties text:space-before="2.54cm" text:min-label-width="0.64cm" style:vertical-pos="middle" style:vertical-rel="line" fo:width="0.61cm" fo:height="0.61cm"/>
          </text:list-level-style-image>
          <text:list-level-style-image text:level="4" xlink:href="Pictures/100002000000000C0000000CDA1F23FC.png" xlink:type="simple" xlink:show="embed" xlink:actuate="onLoad">
            <style:list-level-properties text:space-before="3.81cm" text:min-label-width="0.635cm" style:vertical-pos="middle" style:vertical-rel="line" fo:width="0.406cm" fo:height="0.406cm"/>
          </text:list-level-style-image>
          <text:list-level-style-image text:level="5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6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7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8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9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10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SP_5f_Mod_5f_Standard_5f_Leger-outline2" style:display-name="SP_Mod_Standard_Leger-outline2" style:family="presentation" style:parent-style-name="SP_5f_Mod_5f_Standard_5f_Leger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P_5f_Mod_5f_Standard_5f_Leger-outline3" style:display-name="SP_Mod_Standard_Leger-outline3" style:family="presentation" style:parent-style-name="SP_5f_Mod_5f_Standard_5f_Leger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Standard_5f_Leger-outline4" style:display-name="SP_Mod_Standard_Leger-outline4" style:family="presentation" style:parent-style-name="SP_5f_Mod_5f_Standard_5f_Leger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P_5f_Mod_5f_Standard_5f_Leger-outline5" style:display-name="SP_Mod_Standard_Leger-outline5" style:family="presentation" style:parent-style-name="SP_5f_Mod_5f_Standard_5f_Leger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SP_5f_Mod_5f_Standard_5f_Leger-outline6" style:display-name="SP_Mod_Standard_Leger-outline6" style:family="presentation" style:parent-style-name="SP_5f_Mod_5f_Standard_5f_Leger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SP_5f_Mod_5f_Standard_5f_Leger-outline7" style:display-name="SP_Mod_Standard_Leger-outline7" style:family="presentation" style:parent-style-name="SP_5f_Mod_5f_Standard_5f_Leger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SP_5f_Mod_5f_Standard_5f_Leger-outline8" style:display-name="SP_Mod_Standard_Leger-outline8" style:family="presentation" style:parent-style-name="SP_5f_Mod_5f_Standard_5f_Leger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Standard_5f_Leger-outline9" style:display-name="SP_Mod_Standard_Leger-outline9" style:family="presentation" style:parent-style-name="SP_5f_Mod_5f_Standard_5f_Leger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SP_5f_Mod_5f_Standard_5f_Leger-subtitle" style:display-name="SP_Mod_Standard_Leger-subtitle" style:family="presentation">
      <style:graphic-properties draw:stroke="none" draw:fill="none" draw:textarea-vertical-align="middle">
        <text:list-style style:name="SP_5f_Mod_5f_Standard_5f_Leger-subtitle" style:display-name="SP_Mod_Standard_Leger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P_5f_Mod_5f_Standard_5f_Leger-title" style:display-name="SP_Mod_Standard_Leger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P_5f_Mod_5f_Standard_5f_Leger-title" style:display-name="SP_Mod_Standard_Leger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_5f_Mod_5f_Standard_5f_Details-background" style:display-name="SP_Mod_Standard_Detail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P_5f_Mod_5f_Standard_5f_Details-backgroundobjects" style:display-name="SP_Mod_Standard_Details-backgroundobjects" style:family="presentation">
      <style:graphic-properties draw:textarea-horizontal-align="justify" draw:shadow="hidden" draw:shadow-offset-x="0.2cm" draw:shadow-offset-y="0.2cm" draw:shadow-color="#808080">
        <text:list-style style:name="SP_5f_Mod_5f_Standard_5f_Details-backgroundobjects" style:display-name="SP_Mod_Standard_Details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P_5f_Mod_5f_Standard_5f_Details-notes" style:display-name="SP_Mod_Standard_Details-notes" style:family="presentation">
      <style:graphic-properties draw:stroke="none" draw:fill="none">
        <text:list-style style:name="SP_5f_Mod_5f_Standard_5f_Details-notes" style:display-name="SP_Mod_Standard_Detail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5.8999996185303pt" fo:font-style="normal" fo:text-shadow="none" style:text-underline-style="none" fo:font-weight="normal" style:font-family-asian="'Microsoft YaHei'" style:font-family-generic-asian="system" style:font-pitch-asian="variable" style:font-size-asian="25.8999996185303pt" style:font-style-asian="normal" style:font-weight-asian="normal" style:font-family-complex="Mangal" style:font-family-generic-complex="system" style:font-pitch-complex="variable" style:font-size-complex="25.8999996185303pt" style:font-style-complex="normal" style:font-weight-complex="normal" style:text-emphasize="none" style:font-relief="none" style:text-overline-style="none" style:text-overline-color="font-color"/>
    </style:style>
    <style:style style:name="SP_5f_Mod_5f_Standard_5f_Details-outline1" style:display-name="SP_Mod_Standard_Details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P_5f_Mod_5f_Standard_5f_Details-outline1" style:display-name="SP_Mod_Standard_Details-outline1">
          <text:list-level-style-image text:level="1" xlink:href="Pictures/100000000000000E0000000CE0AB8D0C.png" xlink:type="simple" xlink:show="embed" xlink:actuate="onLoad">
            <style:list-level-properties text:min-label-width="0.952cm" style:vertical-pos="middle" style:vertical-rel="line" fo:width="0.711cm" fo:height="0.61cm"/>
          </text:list-level-style-image>
          <text:list-level-style-image text:level="2" xlink:href="Pictures/100002000000000C0000000C6E03D409.png" xlink:type="simple" xlink:show="embed" xlink:actuate="onLoad">
            <style:list-level-properties text:space-before="1.27cm" text:min-label-width="0.793cm" style:vertical-pos="middle" style:vertical-rel="line" fo:width="0.711cm" fo:height="0.711cm"/>
          </text:list-level-style-image>
          <text:list-level-style-image text:level="3" xlink:href="Pictures/100002000000000F0000000FA9A64768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image text:level="4" xlink:href="Pictures/100002000000000C0000000CDA1F23FC.png" xlink:type="simple" xlink:show="embed" xlink:actuate="onLoad">
            <style:list-level-properties text:space-before="3.81cm" text:min-label-width="0.635cm" style:vertical-pos="middle" style:vertical-rel="line" fo:width="0.406cm" fo:height="0.406cm"/>
          </text:list-level-style-image>
          <text:list-level-style-image text:level="5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6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7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8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9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  <text:list-level-style-image text:level="10" xlink:href="Pictures/100002000000000C0000000C59B9C398.png" xlink:type="simple" xlink:show="embed" xlink:actuate="onLoad">
            <style:list-level-properties text:space-before="5.08cm" text:min-label-width="0.635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'ＭＳ Ｐゴシック'" style:font-pitch-asian="variable" style:font-size-asian="18pt" style:font-style-asian="normal" style:font-weight-asian="bold" style:font-family-complex="'ＭＳ Ｐゴシック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SP_5f_Mod_5f_Standard_5f_Details-outline2" style:display-name="SP_Mod_Standard_Details-outline2" style:family="presentation" style:parent-style-name="SP_5f_Mod_5f_Standard_5f_Details-outline1">
      <style:paragraph-properties fo:margin-left="0cm" fo:margin-right="0cm" fo:margin-top="0.2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P_5f_Mod_5f_Standard_5f_Details-outline3" style:display-name="SP_Mod_Standard_Details-outline3" style:family="presentation" style:parent-style-name="SP_5f_Mod_5f_Standard_5f_Details-outline2"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font-relief="none"/>
    </style:style>
    <style:style style:name="SP_5f_Mod_5f_Standard_5f_Details-outline4" style:display-name="SP_Mod_Standard_Details-outline4" style:family="presentation" style:parent-style-name="SP_5f_Mod_5f_Standard_5f_Details-outline3">
      <style:paragraph-properties fo:margin-left="0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position="0% 100%" fo:font-family="Verdana" style:font-family-generic="swiss" style:font-pitch="variable" fo:font-size="10pt" fo:font-style="normal" fo:text-shadow="none" style:text-underline-style="none" fo:font-weight="bold" style:font-family-asian="'ＭＳ Ｐゴシック'" style:font-pitch-asian="variable" style:font-size-asian="10pt" style:font-style-asian="normal" style:font-weight-asian="bold" style:font-family-complex="'ＭＳ Ｐゴシック'" style:font-pitch-complex="variable" style:font-size-complex="10pt" style:font-style-complex="normal" style:font-weight-complex="bold" style:font-relief="none"/>
    </style:style>
    <style:style style:name="SP_5f_Mod_5f_Standard_5f_Details-outline5" style:display-name="SP_Mod_Standard_Details-outline5" style:family="presentation" style:parent-style-name="SP_5f_Mod_5f_Standard_5f_Details-outline4">
      <style:paragraph-properties fo:margin-left="0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0.1000003814697pt" fo:font-style="normal" fo:text-shadow="none" style:text-underline-style="none" fo:font-weight="normal" style:font-family-asian="'ＭＳ Ｐゴシック'" style:font-pitch-asian="variable" style:font-size-asian="10pt" style:font-style-asian="normal" style:font-weight-asian="normal" style:font-family-complex="'ＭＳ Ｐゴシック'" style:font-pitch-complex="variable" style:font-size-complex="10pt" style:font-style-complex="normal" style:font-weight-complex="normal" style:font-relief="none"/>
    </style:style>
    <style:style style:name="SP_5f_Mod_5f_Standard_5f_Details-outline6" style:display-name="SP_Mod_Standard_Details-outline6" style:family="presentation" style:parent-style-name="SP_5f_Mod_5f_Standard_5f_Details-outline5">
      <style:paragraph-properties fo:margin-left="0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0.1000003814697pt" fo:font-style="normal" fo:text-shadow="none" style:text-underline-style="none" fo:font-weight="normal" style:font-family-asian="'ＭＳ Ｐゴシック'" style:font-pitch-asian="variable" style:font-size-asian="10pt" style:font-style-asian="normal" style:font-weight-asian="normal" style:font-family-complex="'ＭＳ Ｐゴシック'" style:font-pitch-complex="variable" style:font-size-complex="10pt" style:font-style-complex="normal" style:font-weight-complex="normal" style:font-relief="none"/>
    </style:style>
    <style:style style:name="SP_5f_Mod_5f_Standard_5f_Details-outline7" style:display-name="SP_Mod_Standard_Details-outline7" style:family="presentation" style:parent-style-name="SP_5f_Mod_5f_Standard_5f_Details-outline6">
      <style:paragraph-properties fo:margin-left="0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0.1000003814697pt" fo:font-style="normal" fo:text-shadow="none" style:text-underline-style="none" fo:font-weight="normal" style:font-family-asian="'ＭＳ Ｐゴシック'" style:font-pitch-asian="variable" style:font-size-asian="10pt" style:font-style-asian="normal" style:font-weight-asian="normal" style:font-family-complex="'ＭＳ Ｐゴシック'" style:font-pitch-complex="variable" style:font-size-complex="10pt" style:font-style-complex="normal" style:font-weight-complex="normal" style:font-relief="none"/>
    </style:style>
    <style:style style:name="SP_5f_Mod_5f_Standard_5f_Details-outline8" style:display-name="SP_Mod_Standard_Details-outline8" style:family="presentation" style:parent-style-name="SP_5f_Mod_5f_Standard_5f_Details-outline7">
      <style:paragraph-properties fo:margin-left="0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0.1000003814697pt" fo:font-style="normal" fo:text-shadow="none" style:text-underline-style="none" fo:font-weight="normal" style:font-family-asian="'ＭＳ Ｐゴシック'" style:font-pitch-asian="variable" style:font-size-asian="10pt" style:font-style-asian="normal" style:font-weight-asian="normal" style:font-family-complex="'ＭＳ Ｐゴシック'" style:font-pitch-complex="variable" style:font-size-complex="10pt" style:font-style-complex="normal" style:font-weight-complex="normal" style:font-relief="none"/>
    </style:style>
    <style:style style:name="SP_5f_Mod_5f_Standard_5f_Details-outline9" style:display-name="SP_Mod_Standard_Details-outline9" style:family="presentation" style:parent-style-name="SP_5f_Mod_5f_Standard_5f_Details-outline8">
      <style:paragraph-properties fo:margin-left="0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0c0c0" style:text-line-through-style="none" style:text-position="0% 100%" fo:font-family="Verdana" style:font-family-generic="swiss" style:font-pitch="variable" fo:font-size="10.1000003814697pt" fo:font-style="normal" fo:text-shadow="none" style:text-underline-style="none" fo:font-weight="normal" style:font-family-asian="'ＭＳ Ｐゴシック'" style:font-pitch-asian="variable" style:font-size-asian="10pt" style:font-style-asian="normal" style:font-weight-asian="normal" style:font-family-complex="'ＭＳ Ｐゴシック'" style:font-pitch-complex="variable" style:font-size-complex="10pt" style:font-style-complex="normal" style:font-weight-complex="normal" style:font-relief="none"/>
    </style:style>
    <style:style style:name="SP_5f_Mod_5f_Standard_5f_Details-subtitle" style:display-name="SP_Mod_Standard_Details-subtitle" style:family="presentation">
      <style:graphic-properties draw:stroke="none" draw:fill="none" draw:textarea-vertical-align="middle">
        <text:list-style style:name="SP_5f_Mod_5f_Standard_5f_Details-subtitle" style:display-name="SP_Mod_Standard_Details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c0c0c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SP_5f_Mod_5f_Standard_5f_Details-title" style:display-name="SP_Mod_Standard_Detail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P_5f_Mod_5f_Standard_5f_Details-title" style:display-name="SP_Mod_Standard_Details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gradient" draw:fill-color="#008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gradient" draw:fill-color="#000000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8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true" fo:min-height="1.017cm" fo:min-width="20.356cm" fo:padding-top="0.13cm" fo:padding-bottom="0.13cm" fo:padding-left="0.25cm" fo:padding-right="0.25cm" fo:wrap-option="no-wrap"/>
    </style:style>
    <style:style style:name="Mpr1" style:family="presentation" style:parent-style-name="SP_5f_Mod_5f_Titre_5f_1-outline1">
      <style:graphic-properties fo:min-height="12.573cm"/>
    </style:style>
    <style:style style:name="Mpr2" style:family="presentation" style:parent-style-name="SP_5f_Mod_5f_Titre_5f_1-backgroundobjects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3" style:family="presentation" style:parent-style-name="SP_5f_Mod_5f_Titre_5f_1-backgroundobjects">
      <style:graphic-properties draw:stroke="none" draw:fill="none" draw:fill-color="#00cc99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4" style:family="presentation" style:parent-style-name="SP_5f_Mod_5f_Titre_5f_2-backgroundobjects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5" style:family="presentation" style:parent-style-name="SP_5f_Mod_5f_Titre_5f_2-backgroundobjects">
      <style:graphic-properties draw:stroke="none" draw:fill="none" draw:fill-color="#00cc99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6" style:family="presentation" style:parent-style-name="SP_5f_Mod_5f_Standard_5f_Leger-outline1">
      <style:graphic-properties draw:auto-grow-height="true" draw:fit-to-size="false" fo:min-height="11.049cm"/>
    </style:style>
    <style:style style:name="Mpr7" style:family="presentation" style:parent-style-name="SP_5f_Mod_5f_Standard_5f_Leger-backgroundobjects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8" style:family="presentation" style:parent-style-name="SP_5f_Mod_5f_Standard_5f_Leger-backgroundobjects">
      <style:graphic-properties draw:stroke="none" draw:fill="none" draw:fill-color="#00cc99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9" style:family="presentation" style:parent-style-name="SP_5f_Mod_5f_Standard_5f_Details-outline1" style:list-style-name="ML3">
      <style:graphic-properties draw:auto-grow-height="true" draw:fit-to-size="false" fo:min-height="12.573cm"/>
    </style:style>
    <style:style style:name="Mpr10" style:family="presentation" style:parent-style-name="SP_5f_Mod_5f_Standard_5f_Details-backgroundobjects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r11" style:family="presentation" style:parent-style-name="SP_5f_Mod_5f_Standard_5f_Details-backgroundobjects">
      <style:graphic-properties draw:stroke="none" draw:fill="none" draw:fill-color="#00cc99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MP12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.100000381469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color="#808080" fo:font-family="Verdana" style:font-family-generic="swiss" style:font-pitch="variable" fo:font-size="16pt" fo:text-shadow="1pt 1pt" style:font-family-asian="'ＭＳ Ｐゴシック'" style:font-pitch-asian="variable" style:font-size-asian="16pt" style:font-family-complex="'ＭＳ Ｐゴシック'" style:font-pitch-complex="variable" style:font-size-complex="16pt"/>
    </style:style>
    <style:style style:name="MT4" style:family="text">
      <style:text-properties fo:color="#808080" fo:font-family="Verdana" style:font-family-generic="swiss" style:font-pitch="variable" fo:font-size="16pt" fo:font-weight="bold" style:font-family-asian="'ＭＳ Ｐゴシック'" style:font-pitch-asian="variable" style:font-size-asian="16pt" style:font-weight-asian="bold" style:font-family-complex="'ＭＳ Ｐゴシック'" style:font-pitch-complex="variable" style:font-size-complex="16pt" style:font-weight-complex="bold"/>
    </style:style>
    <style:style style:name="MT5" style:family="text">
      <style:text-properties fo:font-size="24pt" style:font-family-asian="'ＭＳ Ｐゴシック'" style:font-pitch-asian="variable" style:font-family-complex="'ＭＳ Ｐゴシック'" style:font-pitch-complex="variabl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image text:level="1" xlink:href="Pictures/100000000000000E0000000CE0AB8D0C.png" xlink:type="simple" xlink:show="embed" xlink:actuate="onLoad">
        <style:list-level-properties text:min-label-width="0.952cm" style:vertical-pos="middle" style:vertical-rel="line" fo:width="0.711cm" fo:height="0.61cm"/>
      </text:list-level-style-image>
      <text:list-level-style-image text:level="2" xlink:href="Pictures/100002000000000C0000000C6E03D409.png" xlink:type="simple" xlink:show="embed" xlink:actuate="onLoad">
        <style:list-level-properties text:space-before="1.27cm" text:min-label-width="0.793cm" style:vertical-pos="middle" style:vertical-rel="line" fo:width="0.711cm" fo:height="0.711cm"/>
      </text:list-level-style-image>
      <text:list-level-style-image text:level="3" xlink:href="Pictures/100002000000000F0000000FA9A64768.png" xlink:type="simple" xlink:show="embed" xlink:actuate="onLoad">
        <style:list-level-properties text:space-before="2.54cm" text:min-label-width="0.635cm" style:vertical-pos="middle" style:vertical-rel="line" fo:width="0.61cm" fo:height="0.61cm"/>
      </text:list-level-style-image>
      <text:list-level-style-image text:level="4" xlink:href="Pictures/100002000000000C0000000CDA1F23FC.png" xlink:type="simple" xlink:show="embed" xlink:actuate="onLoad">
        <style:list-level-properties text:space-before="3.81cm" text:min-label-width="0.635cm" style:vertical-pos="middle" style:vertical-rel="line" fo:width="0.406cm" fo:height="0.406cm"/>
      </text:list-level-style-image>
      <text:list-level-style-image text:level="5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6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7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8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9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10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E0000000CE0AB8D0C.png" xlink:type="simple" xlink:show="embed" xlink:actuate="onLoad">
        <style:list-level-properties text:min-label-width="0.95cm" style:vertical-pos="middle" style:vertical-rel="line" fo:width="0.711cm" fo:height="0.61cm"/>
      </text:list-level-style-image>
      <text:list-level-style-image text:level="2" xlink:href="Pictures/100002000000000C0000000C6E03D409.png" xlink:type="simple" xlink:show="embed" xlink:actuate="onLoad">
        <style:list-level-properties text:space-before="1.27cm" text:min-label-width="0.79cm" style:vertical-pos="middle" style:vertical-rel="line" fo:width="0.711cm" fo:height="0.711cm"/>
      </text:list-level-style-image>
      <text:list-level-style-image text:level="3" xlink:href="Pictures/100002000000000F0000000FA9A64768.png" xlink:type="simple" xlink:show="embed" xlink:actuate="onLoad">
        <style:list-level-properties text:space-before="2.54cm" text:min-label-width="0.64cm" style:vertical-pos="middle" style:vertical-rel="line" fo:width="0.61cm" fo:height="0.61cm"/>
      </text:list-level-style-image>
      <text:list-level-style-image text:level="4" xlink:href="Pictures/100002000000000C0000000CDA1F23FC.png" xlink:type="simple" xlink:show="embed" xlink:actuate="onLoad">
        <style:list-level-properties text:space-before="3.81cm" text:min-label-width="0.635cm" style:vertical-pos="middle" style:vertical-rel="line" fo:width="0.406cm" fo:height="0.406cm"/>
      </text:list-level-style-image>
      <text:list-level-style-image text:level="5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6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7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8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9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  <text:list-level-style-image text:level="10" xlink:href="Pictures/100002000000000C0000000C59B9C398.png" xlink:type="simple" xlink:show="embed" xlink:actuate="onLoad">
        <style:list-level-properties text:space-before="5.08cm" text:min-label-width="0.635cm" style:vertical-pos="middle" style:vertical-rel="line" fo:width="0.406cm" fo:height="0.406cm"/>
      </text:list-level-style-image>
    </text:list-style>
    <text:list-style style:name="ML6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71cm"/>
      <draw:page-thumbnail draw:layer="backgroundobjects" svg:width="7.854cm" svg:height="5.89cm" svg:x="1cm" svg:y="10.763cm"/>
      <draw:page-thumbnail draw:layer="backgroundobjects" svg:width="7.854cm" svg:height="5.89cm" svg:x="1cm" svg:y="18.655cm"/>
      <draw:page-thumbnail draw:layer="backgroundobjects" svg:width="7.854cm" svg:height="5.89cm" svg:x="9.855cm" svg:y="2.871cm"/>
      <draw:page-thumbnail draw:layer="backgroundobjects" svg:width="7.854cm" svg:height="5.89cm" svg:x="9.855cm" svg:y="10.763cm"/>
      <draw:page-thumbnail draw:layer="backgroundobjects" svg:width="7.854cm" svg:height="5.89cm" svg:x="9.855cm" svg:y="18.655cm"/>
      <draw:frame draw:style-name="Mgr1" draw:text-style-name="MP1" draw:layer="backgroundobjects" svg:width="8.119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7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7cm" svg:x="10.59cm" svg:y="26.049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P_5f_Mod_5f_Titre_5f_1" style:display-name="SP_Mod_Titre_1" style:page-layout-name="PM1" draw:style-name="Mdp1">
      <draw:custom-shape draw:style-name="Mgr3" draw:text-style-name="MP3" draw:layer="backgroundobjects" svg:width="25.4cm" svg:height="7.924cm" svg:x="0cm" svg:y="11.126cm">
        <text:p/>
        <draw:enhanced-geometry svg:viewBox="0 0 21600 21600" draw:type="rectangle" draw:enhanced-path="M 0 0 L 21600 0 21600 21600 0 21600 0 0 Z N"/>
      </draw:custom-shape>
      <draw:frame presentation:style-name="SP_5f_Mod_5f_Titre_5f_1-title" draw:layer="backgroundobjects" svg:width="19.304cm" svg:height="4.323cm" svg:x="3.048cm" svg:y="11.152cm" presentation:class="title" presentation:placeholder="true">
        <draw:text-box/>
      </draw:frame>
      <draw:frame draw:style-name="Mgr4" draw:text-style-name="MP4" draw:layer="backgroundobjects" svg:width="13.23cm" svg:height="8.176cm" svg:x="5.3cm" svg:y="1.724cm">
        <draw:image xlink:href="Pictures/10000200000001F40000013591C1E033.png" xlink:type="simple" xlink:show="embed" xlink:actuate="onLoad">
          <text:p/>
        </draw:image>
      </draw:frame>
      <draw:frame presentation:style-name="Mpr1" draw:layer="backgroundobjects" svg:width="14.301cm" svg:height="12.573cm" svg:x="11.098cm" svg:y="14.723cm" presentation:class="outline">
        <draw:text-box>
          <text:list text:style-name="ML2">
            <text:list-item>
              <text:p>Cliquez pour éditer le format du plan de texte</text:p>
            </text:list-item>
          </text:list>
          <text:list text:style-name="ML3">
            <text:list-item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5" draw:layer="backgroundobjects" svg:width="18.71cm" svg:height="27.42cm" svg:x="0cm" svg:y="0cm">
          <text:p/>
        </draw:rect>
        <draw:frame presentation:style-name="Mpr2" draw:text-style-name="MP7" draw:layer="backgroundobjects" svg:width="8.109cm" svg:height="1.372cm" svg:x="-0.001cm" svg:y="-0.001cm" presentation:class="header">
          <draw:text-box>
            <text:list text:style-name="ML4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109cm" svg:height="1.372cm" svg:x="10.6cm" svg:y="-0.001cm" presentation:class="date-time">
          <draw:text-box>
            <text:list text:style-name="ML4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P_5f_Mod_5f_Titre_5f_1-title" draw:layer="backgroundobjects" svg:width="13.71cm" svg:height="10.284cm" svg:x="2.5cm" svg:y="2.054cm" presentation:class="page"/>
        <draw:frame presentation:style-name="SP_5f_Mod_5f_Titre_5f_1-notes" draw:layer="backgroundobjects" svg:width="13.719cm" svg:height="12.339cm" svg:x="2.495cm" svg:y="13.022cm" presentation:class="notes" presentation:placeholder="true">
          <draw:text-box/>
        </draw:frame>
        <draw:frame presentation:style-name="Mpr3" draw:text-style-name="MP7" draw:layer="backgroundobjects" svg:width="8.109cm" svg:height="1.372cm" svg:x="-0.001cm" svg:y="26.042cm" presentation:class="footer">
          <draw:text-box>
            <text:list text:style-name="ML4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3" draw:text-style-name="MP9" draw:layer="backgroundobjects" svg:width="8.109cm" svg:height="1.372cm" svg:x="10.6cm" svg:y="26.042cm" presentation:class="page-number">
          <draw:text-box>
            <text:list text:style-name="ML4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SP_5f_Mod_5f_Titre_5f_2" style:display-name="SP_Mod_Titre_2" style:page-layout-name="PM1" draw:style-name="Mdp1">
      <draw:frame draw:name="Picture 1039" draw:style-name="Mgr4" draw:text-style-name="MP4" draw:layer="backgroundobjects" svg:width="25.4cm" svg:height="19.05cm" svg:x="0cm" svg:y="0cm">
        <draw:image xlink:href="Pictures/10000200000002D00000021CC4A22845.png" xlink:type="simple" xlink:show="embed" xlink:actuate="onLoad">
          <text:p/>
        </draw:image>
      </draw:frame>
      <draw:frame presentation:style-name="SP_5f_Mod_5f_Titre_5f_2-title" draw:layer="backgroundobjects" svg:width="19.685cm" svg:height="3.387cm" svg:x="3.496cm" svg:y="9.574cm" presentation:class="title" presentation:placeholder="true">
        <draw:text-box/>
      </draw:frame>
      <draw:frame presentation:style-name="SP_5f_Mod_5f_Titre_5f_2-outline1" draw:layer="backgroundobjects" svg:width="19.16cm" svg:height="12.573cm" svg:x="3.7cm" svg:y="13.926cm" presentation:class="outline" presentation:placeholder="true">
        <draw:text-box/>
      </draw:frame>
      <presentation:notes style:page-layout-name="PM0">
        <draw:rect draw:style-name="Mgr5" draw:text-style-name="MP5" draw:layer="backgroundobjects" svg:width="18.71cm" svg:height="27.42cm" svg:x="0cm" svg:y="0cm">
          <text:p/>
        </draw:rect>
        <draw:frame presentation:style-name="Mpr4" draw:text-style-name="MP7" draw:layer="backgroundobjects" svg:width="8.109cm" svg:height="1.372cm" svg:x="-0.001cm" svg:y="-0.001cm" presentation:class="header">
          <draw:text-box>
            <text:list text:style-name="ML4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4" draw:text-style-name="MP9" draw:layer="backgroundobjects" svg:width="8.109cm" svg:height="1.372cm" svg:x="10.6cm" svg:y="-0.001cm" presentation:class="date-time">
          <draw:text-box>
            <text:list text:style-name="ML4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P_5f_Mod_5f_Titre_5f_2-title" draw:layer="backgroundobjects" svg:width="13.71cm" svg:height="10.284cm" svg:x="2.5cm" svg:y="2.054cm" presentation:class="page"/>
        <draw:frame presentation:style-name="SP_5f_Mod_5f_Titre_5f_2-notes" draw:layer="backgroundobjects" svg:width="13.719cm" svg:height="12.339cm" svg:x="2.495cm" svg:y="13.022cm" presentation:class="notes" presentation:placeholder="true">
          <draw:text-box/>
        </draw:frame>
        <draw:frame presentation:style-name="Mpr5" draw:text-style-name="MP7" draw:layer="backgroundobjects" svg:width="8.109cm" svg:height="1.372cm" svg:x="-0.001cm" svg:y="26.042cm" presentation:class="footer">
          <draw:text-box>
            <text:list text:style-name="ML4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5" draw:text-style-name="MP9" draw:layer="backgroundobjects" svg:width="8.109cm" svg:height="1.372cm" svg:x="10.6cm" svg:y="26.042cm" presentation:class="page-number">
          <draw:text-box>
            <text:list text:style-name="ML4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SP_5f_Mod_5f_Standard_5f_Leger" style:display-name="SP_Mod_Standard_Leger" style:page-layout-name="PM1" draw:style-name="Mdp1">
      <draw:frame presentation:style-name="Mpr6" draw:layer="backgroundobjects" svg:width="21.59cm" svg:height="11.309cm" svg:x="2.297cm" svg:y="4.524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2" draw:style-name="Mgr6" draw:text-style-name="MP3" draw:layer="backgroundobjects" svg:width="25.4cm" svg:height="3.453cm" svg:x="0cm" svg:y="0cm">
        <text:p/>
        <draw:enhanced-geometry svg:viewBox="0 0 21600 21600" draw:type="rectangle" draw:enhanced-path="M 0 0 L 21600 0 21600 21600 0 21600 0 0 Z N"/>
      </draw:custom-shape>
      <draw:frame presentation:style-name="SP_5f_Mod_5f_Standard_5f_Leger-title" draw:layer="backgroundobjects" svg:width="19.685cm" svg:height="3.388cm" svg:x="3.496cm" svg:y="-0.001cm" presentation:class="title" presentation:placeholder="true">
        <draw:text-box/>
      </draw:frame>
      <draw:custom-shape draw:name="Text Box 13" draw:style-name="Mgr7" draw:text-style-name="MP11" draw:layer="backgroundobjects" svg:width="20.856cm" svg:height="1.277cm" svg:x="4.722cm" svg:y="17.515cm">
        <text:list text:style-name="ML6">
          <text:list-header>
            <text:p text:style-name="MP10"><text:span text:style-name="MT3"><text:tab/></text:span><text:span text:style-name="MT3"> </text:span><text:span text:style-name="MT4">Formation Développeur</text:span><text:span text:style-name="MT5"> </text:span><text:span text:style-name="MT3"><text:tab/></text:span><text:span text:style-name="MT3"><text:tab/></text:span><text:span text:style-name="MT3">Page : </text:span><text:span text:style-name="MT3"><text:page-number>&lt;numé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 6" draw:style-name="Mgr4" draw:text-style-name="MP4" draw:layer="backgroundobjects" svg:width="2.646cm" svg:height="1.641cm" svg:x="1.164cm" svg:y="16.695cm">
        <draw:image xlink:href="Pictures/10000000000000640000003E9CCDC7F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8.71cm" svg:height="27.42cm" svg:x="0cm" svg:y="0cm">
          <text:p/>
        </draw:rect>
        <draw:frame presentation:style-name="Mpr7" draw:text-style-name="MP7" draw:layer="backgroundobjects" svg:width="8.109cm" svg:height="1.372cm" svg:x="-0.001cm" svg:y="-0.001cm" presentation:class="header">
          <draw:text-box>
            <text:list text:style-name="ML4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7" draw:text-style-name="MP9" draw:layer="backgroundobjects" svg:width="8.109cm" svg:height="1.372cm" svg:x="10.6cm" svg:y="-0.001cm" presentation:class="date-time">
          <draw:text-box>
            <text:list text:style-name="ML4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P_5f_Mod_5f_Standard_5f_Leger-title" draw:layer="backgroundobjects" svg:width="13.71cm" svg:height="10.284cm" svg:x="2.5cm" svg:y="2.054cm" presentation:class="page"/>
        <draw:frame presentation:style-name="SP_5f_Mod_5f_Standard_5f_Leger-notes" draw:layer="backgroundobjects" svg:width="13.719cm" svg:height="12.339cm" svg:x="2.495cm" svg:y="13.022cm" presentation:class="notes" presentation:placeholder="true">
          <draw:text-box/>
        </draw:frame>
        <draw:frame presentation:style-name="Mpr8" draw:text-style-name="MP7" draw:layer="backgroundobjects" svg:width="8.109cm" svg:height="1.372cm" svg:x="-0.001cm" svg:y="26.042cm" presentation:class="footer">
          <draw:text-box>
            <text:list text:style-name="ML4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8" draw:text-style-name="MP9" draw:layer="backgroundobjects" svg:width="8.109cm" svg:height="1.372cm" svg:x="10.6cm" svg:y="26.042cm" presentation:class="page-number">
          <draw:text-box>
            <text:list text:style-name="ML4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SP_5f_Mod_5f_Standard_5f_Details" style:display-name="SP_Mod_Standard_Details" style:page-layout-name="PM1" draw:style-name="Mdp1">
      <draw:frame presentation:style-name="Mpr9" draw:layer="backgroundobjects" svg:width="21.59cm" svg:height="12.833cm" svg:x="2.296cm" svg:y="4.523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2" draw:style-name="Mgr6" draw:text-style-name="MP3" draw:layer="backgroundobjects" svg:width="25.4cm" svg:height="3.453cm" svg:x="0cm" svg:y="0.001cm">
        <text:p/>
        <draw:enhanced-geometry svg:viewBox="0 0 21600 21600" draw:type="rectangle" draw:enhanced-path="M 0 0 L 21600 0 21600 21600 0 21600 0 0 Z N"/>
      </draw:custom-shape>
      <draw:frame presentation:style-name="SP_5f_Mod_5f_Standard_5f_Details-title" draw:layer="backgroundobjects" svg:width="19.685cm" svg:height="3.388cm" svg:x="3.495cm" svg:y="0cm" presentation:class="title" presentation:placeholder="true">
        <draw:text-box/>
      </draw:frame>
      <draw:custom-shape draw:name="Text Box 13" draw:style-name="Mgr8" draw:text-style-name="MP12" draw:layer="backgroundobjects" svg:width="20.856cm" svg:height="1.277cm" svg:x="4.721cm" svg:y="17.514cm">
        <text:list text:style-name="ML6">
          <text:list-header>
            <text:p text:style-name="MP10"><text:span text:style-name="MT3"><text:tab/></text:span><text:span text:style-name="MT3"> </text:span><text:span text:style-name="MT4">Formation Développeur</text:span><text:span text:style-name="MT5"> </text:span><text:span text:style-name="MT3"><text:tab/></text:span><text:span text:style-name="MT3"><text:tab/></text:span><text:span text:style-name="MT3">Page : </text:span><text:span text:style-name="MT3"><text:page-number>&lt;numé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 6" draw:style-name="Mgr4" draw:text-style-name="MP4" draw:layer="backgroundobjects" svg:width="2.646cm" svg:height="1.641cm" svg:x="1.163cm" svg:y="16.694cm">
        <draw:image xlink:href="Pictures/10000000000000640000003E9CCDC7F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8.71cm" svg:height="27.42cm" svg:x="0cm" svg:y="0cm">
          <text:p/>
        </draw:rect>
        <draw:frame presentation:style-name="Mpr10" draw:text-style-name="MP7" draw:layer="backgroundobjects" svg:width="8.109cm" svg:height="1.372cm" svg:x="0cm" svg:y="0cm" presentation:class="header">
          <draw:text-box>
            <text:list text:style-name="ML4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0" draw:text-style-name="MP9" draw:layer="backgroundobjects" svg:width="8.109cm" svg:height="1.372cm" svg:x="10.599cm" svg:y="0cm" presentation:class="date-time">
          <draw:text-box>
            <text:list text:style-name="ML4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SP_5f_Mod_5f_Standard_5f_Details-title" draw:layer="backgroundobjects" svg:width="13.71cm" svg:height="10.284cm" svg:x="2.499cm" svg:y="2.053cm" presentation:class="page"/>
        <draw:frame presentation:style-name="SP_5f_Mod_5f_Standard_5f_Details-notes" draw:layer="backgroundobjects" svg:width="13.719cm" svg:height="12.339cm" svg:x="2.494cm" svg:y="13.021cm" presentation:class="notes" presentation:placeholder="true">
          <draw:text-box/>
        </draw:frame>
        <draw:frame presentation:style-name="Mpr11" draw:text-style-name="MP7" draw:layer="backgroundobjects" svg:width="8.109cm" svg:height="1.372cm" svg:x="0cm" svg:y="26.041cm" presentation:class="footer">
          <draw:text-box>
            <text:list text:style-name="ML4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8.109cm" svg:height="1.372cm" svg:x="10.599cm" svg:y="26.041cm" presentation:class="page-number">
          <draw:text-box>
            <text:list text:style-name="ML4">
              <text:list-header>
                <text:p text:style-name="MP8"><text:span text:style-name="MT2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résentation PowerPoint</dc:title>
    <meta:creation-date>2001-06-01T13:22:04</meta:creation-date>
    <dc:date>2012-03-24T17:44:24.51</dc:date>
    <meta:editing-cycles>374</meta:editing-cycles>
    <meta:editing-duration>P10DT15H40M24S</meta:editing-duration>
    <meta:generator>OpenOffice.org/3.3$Win32 OpenOffice.org_project/330m20$Build-9567</meta:generator>
    <dc:creator>Yohann Chastagnier</dc:creator>
    <meta:document-statistic meta:object-count="139"/>
  </office:meta>
</office:document-meta>
</file>